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'DejaVu Sans Mono', 'Droid Sans Mono', monospace, monospace, 'Droid Sans Fallback'," svg:font-family="''DejaVu Sans Mono', 'Droid Sans Mono', monospace, monospace, 'Droid Sans Fallback',', ', 'Droid Sans Mono',', ', monospace,', monospace, ', 'Droid Sans Fallback', 'font-weight: normal', 'font-size: 14px', 'line-height: 19px', 'white-space: pre'"/>
    <style:font-face style:name="'DejaVu Sans Mono" svg:font-family="''DejaVu Sans Mono', 'Droid Sans Mono', monospace, monospace, 'Droid Sans Fallback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Serif1" svg:font-family="'Liberation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officeooo:rsid="00068109" officeooo:paragraph-rsid="00068109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fo:font-size="13pt" fo:language="it" fo:country="IT" officeooo:rsid="00068109" officeooo:paragraph-rsid="00068109" style:font-size-asian="13pt" style:language-asian="zxx" style:country-asian="none" style:font-size-complex="13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3pt" fo:language="it" fo:country="IT" fo:font-weight="bold" officeooo:rsid="00283874" officeooo:paragraph-rsid="004fe0b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language="it" fo:country="IT" fo:font-weight="bold" officeooo:rsid="0022bce0" officeooo:paragraph-rsid="0022bce0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language="it" fo:country="IT" fo:font-weight="bold" officeooo:rsid="00361034" officeooo:paragraph-rsid="004017ba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language="it" fo:country="IT" fo:font-weight="bold" officeooo:rsid="00361034" officeooo:paragraph-rsid="0083d6d0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it" fo:country="IT" fo:font-weight="normal" officeooo:rsid="00344381" officeooo:paragraph-rsid="0034438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it" fo:country="IT" fo:font-weight="normal" officeooo:rsid="004fe0bd" officeooo:paragraph-rsid="004fe0b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it" fo:country="IT" fo:font-weight="normal" officeooo:rsid="00361034" officeooo:paragraph-rsid="0035cd0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it" fo:country="IT" fo:font-weight="normal" officeooo:rsid="00a85f41" officeooo:paragraph-rsid="007d0df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it" fo:country="IT" fo:font-weight="bold" officeooo:rsid="00419f34" officeooo:paragraph-rsid="00068109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language="it" fo:country="IT" fo:font-weight="bold" officeooo:rsid="00068109" officeooo:paragraph-rsid="0006810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language="it" fo:country="IT" fo:font-weight="bold" officeooo:rsid="00344381" officeooo:paragraph-rsid="00344381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language="it" fo:country="IT" fo:font-weight="bold" officeooo:rsid="0067204b" officeooo:paragraph-rsid="0067204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language="it" fo:country="IT" fo:font-weight="bold" officeooo:rsid="00ae5c75" officeooo:paragraph-rsid="00ae5c7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d4d4d4" style:font-name="'DejaVu Sans Mono', 'Droid Sans Mono', monospace, monospace, 'Droid Sans Fallback'," fo:font-size="11pt" officeooo:paragraph-rsid="0009e568" fo:background-color="#1e1e1e" style:font-size-asian="11pt" style:font-size-complex="11pt"/>
    </style:style>
    <style:style style:name="P17" style:family="paragraph" style:parent-style-name="Standard">
      <style:text-properties fo:color="#d4d4d4" style:font-name="'DejaVu Sans Mono', 'Droid Sans Mono', monospace, monospace, 'Droid Sans Fallback'," fo:font-size="11pt" fo:language="it" fo:country="IT" fo:font-weight="normal" officeooo:rsid="000ffe66" officeooo:paragraph-rsid="000ffe66" fo:background-color="#1e1e1e" style:font-size-asian="11pt" style:font-weight-asian="normal" style:font-size-complex="11pt" style:font-weight-complex="normal"/>
    </style:style>
    <style:style style:name="P18" style:family="paragraph" style:parent-style-name="Standard">
      <style:text-properties fo:language="it" fo:country="IT" fo:font-weight="normal" officeooo:rsid="0013d229" officeooo:paragraph-rsid="0013d22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'DejaVu Sans Mono', 'Droid Sans Mono', monospace, monospace, 'Droid Sans Fallback'," fo:font-size="12pt" fo:language="it" fo:country="IT" fo:font-weight="bold" officeooo:rsid="00419f34" officeooo:paragraph-rsid="00068109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rsid="00740bda" officeooo:paragraph-rsid="00740bda"/>
    </style:style>
    <style:style style:name="P21" style:family="paragraph" style:parent-style-name="Standard" style:list-style-name="L1">
      <style:paragraph-properties fo:text-align="justify" style:justify-single-word="false"/>
      <style:text-properties fo:color="#000000" style:font-name="DejaVu Sans" fo:font-size="11pt" fo:language="it" fo:country="IT" fo:font-weight="bold" officeooo:rsid="00419f34" officeooo:paragraph-rsid="00419f34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fo:color="#000000" style:font-name="DejaVu Sans" fo:font-size="11pt" fo:language="it" fo:country="IT" fo:font-weight="bold" officeooo:rsid="00419f34" officeooo:paragraph-rsid="0006810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Standard" style:list-style-name="L3">
      <style:text-properties officeooo:paragraph-rsid="000ffe66"/>
    </style:style>
    <style:style style:name="P24" style:family="paragraph" style:parent-style-name="Standard" style:list-style-name="List_20_1">
      <style:paragraph-properties fo:text-align="start" style:justify-single-word="false"/>
      <style:text-properties fo:font-size="11pt" officeooo:paragraph-rsid="004017ba" style:font-size-asian="11pt" style:font-size-complex="11pt"/>
    </style:style>
    <style:style style:name="P25" style:family="paragraph" style:parent-style-name="Standard" style:list-style-name="List_20_1">
      <style:paragraph-properties fo:text-align="start" style:justify-single-word="false"/>
      <style:text-properties fo:font-size="11pt" officeooo:paragraph-rsid="006dd2a7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DejaVu Sans" fo:font-size="11pt" fo:language="it" fo:country="IT" officeooo:rsid="00068109" officeooo:paragraph-rsid="00068109" style:font-size-asian="11pt" style:font-size-complex="11pt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" fo:font-size="11pt" fo:language="it" fo:country="IT" fo:font-weight="normal" officeooo:rsid="00068109" officeooo:paragraph-rsid="00068109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DejaVu Sans" fo:font-size="11pt" fo:language="it" fo:country="IT" fo:font-weight="normal" officeooo:rsid="00082dc2" officeooo:paragraph-rsid="00082dc2" style:font-size-asian="11pt" style:font-weight-asian="normal" style:font-size-complex="11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DejaVu Sans" fo:font-size="11pt" fo:language="it" fo:country="IT" fo:font-weight="normal" officeooo:rsid="00082dc2" officeooo:paragraph-rsid="00096c4e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font-size="11pt" fo:language="it" fo:country="IT" fo:font-weight="normal" officeooo:rsid="0048edb5" officeooo:paragraph-rsid="0048edb5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font-size="11pt" fo:language="it" fo:country="IT" fo:font-weight="normal" officeooo:rsid="003cf2a5" officeooo:paragraph-rsid="0048edb5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jaVu Sans" fo:font-size="11pt" fo:language="it" fo:country="IT" fo:font-weight="normal" officeooo:rsid="00868d59" officeooo:paragraph-rsid="00868d5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DejaVu Sans" fo:font-size="11pt" fo:language="it" fo:country="IT" fo:font-weight="normal" officeooo:rsid="00740bda" officeooo:paragraph-rsid="00a2ffd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DejaVu Sans" fo:font-size="11pt" fo:language="it" fo:country="IT" fo:font-weight="normal" officeooo:rsid="0075631d" officeooo:paragraph-rsid="0075631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DejaVu Sans" fo:font-size="11pt" fo:language="it" fo:country="IT" fo:font-weight="normal" officeooo:rsid="007d0dfb" officeooo:paragraph-rsid="007d0df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DejaVu Sans" fo:font-size="11pt" officeooo:paragraph-rsid="0061960b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DejaVu Sans" fo:font-size="11pt" officeooo:paragraph-rsid="0048edb5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DejaVu Sans" fo:font-size="11pt" officeooo:paragraph-rsid="0019c8c6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DejaVu Sans" fo:font-size="11pt" officeooo:paragraph-rsid="000ffe66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DejaVu Sans" fo:font-size="11pt" officeooo:paragraph-rsid="0016a447" style:font-size-asian="11pt" style:font-size-complex="11pt"/>
    </style:style>
    <style:style style:name="P41" style:family="paragraph" style:parent-style-name="Standard">
      <style:paragraph-properties fo:text-align="justify" style:justify-single-word="false"/>
      <style:text-properties style:font-name="DejaVu Sans" fo:font-size="11pt" officeooo:paragraph-rsid="00868d59" style:font-size-asian="11pt" style:font-size-complex="11pt"/>
    </style:style>
    <style:style style:name="P42" style:family="paragraph" style:parent-style-name="Standard">
      <style:paragraph-properties fo:text-align="justify" style:justify-single-word="false"/>
      <style:text-properties style:font-name="DejaVu Sans" fo:font-size="11pt" officeooo:paragraph-rsid="0099071f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style:font-name="DejaVu Sans" fo:font-size="11pt" officeooo:paragraph-rsid="0083d6d0" style:font-size-asian="11pt" style:font-size-complex="11pt"/>
    </style:style>
    <style:style style:name="P44" style:family="paragraph" style:parent-style-name="Standard">
      <style:paragraph-properties fo:text-align="justify" style:justify-single-word="false"/>
      <style:text-properties style:font-name="DejaVu Sans" fo:font-size="11pt" officeooo:paragraph-rsid="004017ba" style:font-size-asian="11pt" style:font-size-complex="11pt"/>
    </style:style>
    <style:style style:name="P45" style:family="paragraph" style:parent-style-name="Standard">
      <style:paragraph-properties fo:text-align="justify" style:justify-single-word="false"/>
      <style:text-properties style:font-name="DejaVu Sans" fo:font-size="11pt" officeooo:paragraph-rsid="010ccc6d" style:font-size-asian="11pt" style:font-size-complex="11pt"/>
    </style:style>
    <style:style style:name="P46" style:family="paragraph" style:parent-style-name="Standard">
      <style:paragraph-properties fo:text-align="justify" style:justify-single-word="false"/>
      <style:text-properties style:font-name="DejaVu Sans" fo:font-size="11pt" officeooo:paragraph-rsid="00722ee6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style:font-name="DejaVu Sans" fo:font-size="11pt" officeooo:paragraph-rsid="00a2ffd1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style:font-name="DejaVu Sans" fo:font-size="11pt" officeooo:paragraph-rsid="0075631d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DejaVu Sans" fo:font-size="11pt" officeooo:paragraph-rsid="007d0dfb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style:font-name="DejaVu Sans" fo:font-size="11pt" officeooo:paragraph-rsid="00b74261" style:font-size-asian="11pt" style:font-size-complex="11pt"/>
    </style:style>
    <style:style style:name="P51" style:family="paragraph" style:parent-style-name="Standard">
      <style:paragraph-properties fo:text-align="justify" style:justify-single-word="false"/>
      <style:text-properties style:font-name="DejaVu Sans" fo:font-size="11pt" officeooo:paragraph-rsid="00b83d0c" style:font-size-asian="11pt" style:font-size-complex="11pt"/>
    </style:style>
    <style:style style:name="P52" style:family="paragraph" style:parent-style-name="Standard">
      <style:paragraph-properties fo:text-align="justify" style:justify-single-word="false"/>
      <style:text-properties style:font-name="DejaVu Sans" fo:font-size="11pt" officeooo:paragraph-rsid="00cff78e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style:font-name="DejaVu Sans" fo:font-size="11pt" officeooo:paragraph-rsid="004fe0bd" style:font-size-asian="11pt" style:font-size-complex="11pt"/>
    </style:style>
    <style:style style:name="P54" style:family="paragraph" style:parent-style-name="Standard">
      <style:paragraph-properties fo:text-align="justify" style:justify-single-word="false"/>
      <style:text-properties style:font-name="DejaVu Sans" fo:font-size="11pt" officeooo:rsid="000b7a30" officeooo:paragraph-rsid="000eb463" style:font-size-asian="11pt" style:font-size-complex="11pt"/>
    </style:style>
    <style:style style:name="P55" style:family="paragraph" style:parent-style-name="Standard">
      <style:text-properties style:font-name="DejaVu Sans" fo:font-size="11pt" officeooo:paragraph-rsid="000ffe66" style:font-size-asian="11pt" style:font-size-complex="11pt"/>
    </style:style>
    <style:style style:name="P56" style:family="paragraph" style:parent-style-name="Standard">
      <style:paragraph-properties fo:text-align="justify" style:justify-single-word="false"/>
      <style:text-properties style:font-name="DejaVu Sans" fo:font-size="11pt" officeooo:rsid="007d0dfb" officeooo:paragraph-rsid="007d0dfb" style:font-size-asian="11pt" style:font-size-complex="11pt"/>
    </style:style>
    <style:style style:name="P57" style:family="paragraph" style:parent-style-name="Standard">
      <style:paragraph-properties fo:text-align="justify" style:justify-single-word="false"/>
      <style:text-properties style:font-name="DejaVu Sans" fo:font-size="11pt" officeooo:rsid="0080d055" officeooo:paragraph-rsid="0080d055" style:font-size-asian="11pt" style:font-size-complex="11pt"/>
    </style:style>
    <style:style style:name="P58" style:family="paragraph" style:parent-style-name="Standard">
      <style:paragraph-properties fo:text-align="justify" style:justify-single-word="false"/>
      <style:text-properties style:font-name="DejaVu Sans" fo:font-size="11pt" officeooo:rsid="0081c046" officeooo:paragraph-rsid="0081c046" style:font-size-asian="11pt" style:font-size-complex="11pt"/>
    </style:style>
    <style:style style:name="P59" style:family="paragraph" style:parent-style-name="Standard">
      <style:paragraph-properties fo:text-align="justify" style:justify-single-word="false"/>
      <style:text-properties style:font-name="DejaVu Sans" fo:font-size="11pt" officeooo:rsid="00fe89fc" officeooo:paragraph-rsid="00fe89fc" style:font-size-asian="11pt" style:font-size-complex="11pt"/>
    </style:style>
    <style:style style:name="P60" style:family="paragraph" style:parent-style-name="Standard">
      <style:paragraph-properties fo:text-align="justify" style:justify-single-word="false"/>
      <style:text-properties style:font-name="DejaVu Sans" fo:font-size="11pt" officeooo:rsid="00421457" officeooo:paragraph-rsid="0067204b" style:font-size-asian="11pt" style:font-size-complex="11pt"/>
    </style:style>
    <style:style style:name="P61" style:family="paragraph" style:parent-style-name="Standard">
      <style:paragraph-properties fo:text-align="justify" style:justify-single-word="false"/>
      <style:text-properties style:font-name="DejaVu Sans" fo:font-size="11pt" fo:font-weight="normal" officeooo:rsid="00283874" officeooo:paragraph-rsid="0050b7ba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18pt" fo:language="it" fo:country="IT" fo:font-weight="bold" officeooo:rsid="00068109" officeooo:paragraph-rsid="00068109" style:font-size-asian="18pt" style:font-weight-asian="bold" style:font-size-complex="18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4pt" fo:language="it" fo:country="IT" officeooo:rsid="00068109" officeooo:paragraph-rsid="00068109" style:font-size-asian="14pt" style:font-size-complex="14pt"/>
    </style:style>
    <style:style style:name="P64" style:family="paragraph" style:parent-style-name="Standard">
      <style:text-properties officeooo:paragraph-rsid="0048edb5"/>
    </style:style>
    <style:style style:name="P65" style:family="paragraph" style:parent-style-name="Standard">
      <style:paragraph-properties fo:text-align="start" style:justify-single-word="false"/>
      <style:text-properties style:use-window-font-color="true" style:font-name="Liberation Serif" fo:font-size="12pt" fo:language="it" fo:country="IT" fo:font-weight="normal" officeooo:rsid="004017ba" officeooo:paragraph-rsid="004017ba" fo:background-color="#1e1e1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6" style:family="paragraph" style:parent-style-name="Standard" style:list-style-name="L4">
      <style:paragraph-properties fo:margin-left="0in" fo:margin-right="0in" fo:margin-top="0.0791in" fo:margin-bottom="0.0791in" loext:contextual-spacing="false" fo:line-height="150%" fo:text-align="justify" style:justify-single-word="false" fo:text-indent="0in" style:auto-text-indent="false"/>
      <style:text-properties fo:color="#000000" style:font-name="Liberation Serif" fo:font-size="12pt" fo:language="it" fo:country="IT" fo:font-weight="normal" officeooo:rsid="00421457" officeooo:paragraph-rsid="0067204b" fo:background-color="#ccccc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7" style:family="paragraph" style:parent-style-name="Standard" style:list-style-name="L5">
      <style:paragraph-properties fo:margin-left="0in" fo:margin-right="0in" fo:line-height="150%" fo:text-align="justify" style:justify-single-word="false" fo:text-indent="0in" style:auto-text-indent="false"/>
      <style:text-properties officeooo:rsid="00430a07" officeooo:paragraph-rsid="0067204b" fo:background-color="#cccccc"/>
    </style:style>
    <style:style style:name="P6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DejaVu Sans" fo:font-size="11pt" fo:language="it" fo:country="IT" fo:font-weight="normal" officeooo:rsid="00421457" officeooo:paragraph-rsid="0067204b" fo:background-color="transparent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fo:color="#000000" style:font-name="DejaVu Sans" fo:font-size="10.5pt" fo:language="it" fo:country="IT" fo:font-weight="normal" officeooo:rsid="00421457" officeooo:paragraph-rsid="0067204b" fo:background-color="transparent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DejaVu Sans" fo:font-size="10.5pt" officeooo:paragraph-rsid="0067204b" style:font-size-asian="10.5pt" style:font-size-complex="10.5pt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DejaVu Sans" fo:font-size="10.5pt" officeooo:paragraph-rsid="01201940" style:font-size-asian="10.5pt" style:font-size-complex="10.5pt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DejaVu Sans" fo:font-size="10.5pt" officeooo:paragraph-rsid="00dd96d8" style:font-size-asian="10.5pt" style:font-size-complex="10.5pt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DejaVu Sans" fo:font-size="10.5pt" officeooo:paragraph-rsid="00d93c85" style:font-size-asian="10.5pt" style:font-size-complex="10.5pt"/>
    </style:style>
    <style:style style:name="T1" style:family="text">
      <style:text-properties fo:language="it" fo:country="IT" officeooo:rsid="0009e568"/>
    </style:style>
    <style:style style:name="T2" style:family="text">
      <style:text-properties fo:language="it" fo:country="IT" fo:font-weight="bold" style:font-weight-asian="bold" style:font-weight-complex="bold"/>
    </style:style>
    <style:style style:name="T3" style:family="text">
      <style:text-properties fo:language="it" fo:country="IT" fo:font-weight="bold" officeooo:rsid="0009e568" style:font-weight-asian="bold" style:font-weight-complex="bold"/>
    </style:style>
    <style:style style:name="T4" style:family="text">
      <style:text-properties fo:language="it" fo:country="IT" fo:font-weight="bold" officeooo:rsid="0016a447" style:font-weight-asian="bold" style:font-weight-complex="bold"/>
    </style:style>
    <style:style style:name="T5" style:family="text">
      <style:text-properties fo:language="it" fo:country="IT" fo:font-weight="bold" officeooo:rsid="0019c8c6" style:font-weight-asian="bold" style:font-weight-complex="bold"/>
    </style:style>
    <style:style style:name="T6" style:family="text">
      <style:text-properties fo:language="it" fo:country="IT" fo:font-weight="bold" officeooo:rsid="0010b63d" style:font-weight-asian="bold" style:font-weight-complex="bold"/>
    </style:style>
    <style:style style:name="T7" style:family="text">
      <style:text-properties fo:language="it" fo:country="IT" fo:font-weight="bold" officeooo:rsid="000ffe66" style:font-weight-asian="bold" style:font-weight-complex="bold"/>
    </style:style>
    <style:style style:name="T8" style:family="text">
      <style:text-properties fo:language="it" fo:country="IT" fo:font-weight="bold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language="it" fo:country="IT" fo:font-weight="bold" officeooo:rsid="006f0954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language="it" fo:country="IT" fo:font-weight="bold" officeooo:rsid="006fefe0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it" fo:country="IT" fo:font-weight="bold" officeooo:rsid="00722ee6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language="it" fo:country="IT" fo:font-weight="bold" officeooo:rsid="00718ab4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fo:language="it" fo:country="IT" fo:font-weight="bold" officeooo:rsid="0075631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language="it" fo:country="IT" fo:font-weight="bold" officeooo:rsid="00740bda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language="it" fo:country="IT" fo:font-weight="bold" officeooo:rsid="007b89a5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fo:language="it" fo:country="IT" fo:font-weight="bold" officeooo:rsid="00ae5c75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fo:language="it" fo:country="IT" fo:font-weight="bold" officeooo:rsid="00f6221a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fo:language="it" fo:country="IT" fo:font-weight="bold" officeooo:rsid="00b12d24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language="it" fo:country="IT" fo:font-weight="bold" officeooo:rsid="00af9049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language="it" fo:country="IT" fo:font-weight="bold" officeooo:rsid="00c4ff6f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fo:language="it" fo:country="IT" fo:font-weight="bold" officeooo:rsid="00fecd6a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language="it" fo:country="IT" fo:font-weight="normal" style:font-weight-asian="normal" style:font-weight-complex="normal"/>
    </style:style>
    <style:style style:name="T23" style:family="text">
      <style:text-properties fo:language="it" fo:country="IT" fo:font-weight="normal" officeooo:rsid="0009e568" style:font-weight-asian="normal" style:font-weight-complex="normal"/>
    </style:style>
    <style:style style:name="T24" style:family="text">
      <style:text-properties fo:language="it" fo:country="IT" fo:font-weight="normal" officeooo:rsid="0010b63d" style:font-weight-asian="normal" style:font-weight-complex="normal"/>
    </style:style>
    <style:style style:name="T25" style:family="text">
      <style:text-properties fo:language="it" fo:country="IT" fo:font-weight="normal" officeooo:rsid="0013d229" style:font-weight-asian="normal" style:font-weight-complex="normal"/>
    </style:style>
    <style:style style:name="T26" style:family="text">
      <style:text-properties fo:language="it" fo:country="IT" fo:font-weight="normal" officeooo:rsid="0016a447" style:font-weight-asian="normal" style:font-weight-complex="normal"/>
    </style:style>
    <style:style style:name="T27" style:family="text">
      <style:text-properties fo:language="it" fo:country="IT" fo:font-weight="normal" officeooo:rsid="001f1cf9" style:font-weight-asian="normal" style:font-weight-complex="normal"/>
    </style:style>
    <style:style style:name="T28" style:family="text">
      <style:text-properties fo:language="it" fo:country="IT" fo:font-weight="normal" officeooo:rsid="001f9eff" style:font-weight-asian="normal" style:font-weight-complex="normal"/>
    </style:style>
    <style:style style:name="T29" style:family="text">
      <style:text-properties fo:language="it" fo:country="IT" fo:font-weight="normal" officeooo:rsid="00206f16" style:font-weight-asian="normal" style:font-weight-complex="normal"/>
    </style:style>
    <style:style style:name="T30" style:family="text">
      <style:text-properties fo:language="it" fo:country="IT" fo:font-weight="normal" officeooo:rsid="002123b2" style:font-weight-asian="normal" style:font-weight-complex="normal"/>
    </style:style>
    <style:style style:name="T31" style:family="text">
      <style:text-properties fo:language="it" fo:country="IT" fo:font-weight="normal" officeooo:rsid="000ffe66" style:font-weight-asian="normal" style:font-weight-complex="normal"/>
    </style:style>
    <style:style style:name="T32" style:family="text">
      <style:text-properties fo:language="it" fo:country="IT" fo:font-weight="normal" officeooo:rsid="00249ccf" style:font-weight-asian="normal" style:font-weight-complex="normal"/>
    </style:style>
    <style:style style:name="T33" style:family="text">
      <style:text-properties fo:language="it" fo:country="IT" fo:font-weight="normal" officeooo:rsid="0024a82a" style:font-weight-asian="normal" style:font-weight-complex="normal"/>
    </style:style>
    <style:style style:name="T34" style:family="text">
      <style:text-properties fo:language="it" fo:country="IT" fo:font-weight="normal" officeooo:rsid="00261b25" style:font-weight-asian="normal" style:font-weight-complex="normal"/>
    </style:style>
    <style:style style:name="T35" style:family="text">
      <style:text-properties fo:language="it" fo:country="IT" fo:font-weight="normal" officeooo:rsid="0026db8d" style:font-weight-asian="normal" style:font-weight-complex="normal"/>
    </style:style>
    <style:style style:name="T36" style:family="text">
      <style:text-properties fo:language="it" fo:country="IT" fo:font-weight="normal" officeooo:rsid="0028ee59" style:font-weight-asian="normal" style:font-weight-complex="normal"/>
    </style:style>
    <style:style style:name="T37" style:family="text">
      <style:text-properties fo:language="it" fo:country="IT" fo:font-weight="normal" officeooo:rsid="004f1932" style:font-weight-asian="normal" style:font-weight-complex="normal"/>
    </style:style>
    <style:style style:name="T38" style:family="text">
      <style:text-properties fo:language="it" fo:country="IT" fo:font-weight="normal" officeooo:rsid="00549ef5" style:font-weight-asian="normal" style:font-weight-complex="normal"/>
    </style:style>
    <style:style style:name="T39" style:family="text">
      <style:text-properties fo:language="it" fo:country="IT" fo:font-weight="normal" officeooo:rsid="00561f87" style:font-weight-asian="normal" style:font-weight-complex="normal"/>
    </style:style>
    <style:style style:name="T40" style:family="text">
      <style:text-properties fo:language="it" fo:country="IT" fo:font-weight="normal" officeooo:rsid="005814e4" style:font-weight-asian="normal" style:font-weight-complex="normal"/>
    </style:style>
    <style:style style:name="T41" style:family="text">
      <style:text-properties fo:language="it" fo:country="IT" fo:font-weight="normal" officeooo:rsid="00598757" style:font-weight-asian="normal" style:font-weight-complex="normal"/>
    </style:style>
    <style:style style:name="T42" style:family="text">
      <style:text-properties fo:language="it" fo:country="IT" fo:font-weight="normal" officeooo:rsid="00599296" style:font-weight-asian="normal" style:font-weight-complex="normal"/>
    </style:style>
    <style:style style:name="T43" style:family="text">
      <style:text-properties fo:language="it" fo:country="IT" fo:font-weight="normal" officeooo:rsid="0059eba9" style:font-weight-asian="normal" style:font-weight-complex="normal"/>
    </style:style>
    <style:style style:name="T44" style:family="text">
      <style:text-properties fo:language="it" fo:country="IT" fo:font-weight="normal" officeooo:rsid="005a6526" style:font-weight-asian="normal" style:font-weight-complex="normal"/>
    </style:style>
    <style:style style:name="T45" style:family="text">
      <style:text-properties fo:language="it" fo:country="IT" fo:font-weight="normal" officeooo:rsid="00949afd" style:font-weight-asian="normal" style:font-weight-complex="normal"/>
    </style:style>
    <style:style style:name="T46" style:family="text">
      <style:text-properties fo:language="it" fo:country="IT" fo:font-weight="normal" style:language-asian="zxx" style:country-asian="none" style:font-weight-asian="normal" style:language-complex="zxx" style:country-complex="none" style:font-weight-complex="normal"/>
    </style:style>
    <style:style style:name="T47" style:family="text">
      <style:text-properties fo:language="it" fo:country="IT" fo:font-weight="normal" officeooo:rsid="00068109" style:language-asian="zxx" style:country-asian="none" style:font-weight-asian="normal" style:language-complex="zxx" style:country-complex="none" style:font-weight-complex="normal"/>
    </style:style>
    <style:style style:name="T48" style:family="text">
      <style:text-properties fo:language="it" fo:country="IT" fo:font-weight="normal" officeooo:rsid="004752bb" style:language-asian="zxx" style:country-asian="none" style:font-weight-asian="normal" style:language-complex="zxx" style:country-complex="none" style:font-weight-complex="normal"/>
    </style:style>
    <style:style style:name="T49" style:family="text">
      <style:text-properties fo:language="it" fo:country="IT" fo:font-weight="normal" officeooo:rsid="00283874" style:language-asian="zxx" style:country-asian="none" style:font-weight-asian="normal" style:language-complex="zxx" style:country-complex="none" style:font-weight-complex="normal"/>
    </style:style>
    <style:style style:name="T50" style:family="text">
      <style:text-properties fo:language="it" fo:country="IT" fo:font-weight="normal" officeooo:rsid="004fe0bd" style:language-asian="zxx" style:country-asian="none" style:font-weight-asian="normal" style:language-complex="zxx" style:country-complex="none" style:font-weight-complex="normal"/>
    </style:style>
    <style:style style:name="T51" style:family="text">
      <style:text-properties fo:language="it" fo:country="IT" fo:font-weight="normal" officeooo:rsid="0048721d" style:language-asian="zxx" style:country-asian="none" style:font-weight-asian="normal" style:language-complex="zxx" style:country-complex="none" style:font-weight-complex="normal"/>
    </style:style>
    <style:style style:name="T52" style:family="text">
      <style:text-properties fo:language="it" fo:country="IT" fo:font-weight="normal" officeooo:rsid="005267f6" style:language-asian="zxx" style:country-asian="none" style:font-weight-asian="normal" style:language-complex="zxx" style:country-complex="none" style:font-weight-complex="normal"/>
    </style:style>
    <style:style style:name="T53" style:family="text">
      <style:text-properties fo:language="it" fo:country="IT" fo:font-weight="normal" officeooo:rsid="0052f67b" style:language-asian="zxx" style:country-asian="none" style:font-weight-asian="normal" style:language-complex="zxx" style:country-complex="none" style:font-weight-complex="normal"/>
    </style:style>
    <style:style style:name="T54" style:family="text">
      <style:text-properties fo:language="it" fo:country="IT" fo:font-weight="normal" officeooo:rsid="0075631d" style:language-asian="zxx" style:country-asian="none" style:font-weight-asian="normal" style:language-complex="zxx" style:country-complex="none" style:font-weight-complex="normal"/>
    </style:style>
    <style:style style:name="T55" style:family="text">
      <style:text-properties fo:language="it" fo:country="IT" fo:font-weight="normal" officeooo:rsid="0035cd05" style:language-asian="zxx" style:country-asian="none" style:font-weight-asian="normal" style:language-complex="zxx" style:country-complex="none" style:font-weight-complex="normal"/>
    </style:style>
    <style:style style:name="T56" style:family="text">
      <style:text-properties fo:language="it" fo:country="IT" fo:font-weight="normal" officeooo:rsid="00771555" style:language-asian="zxx" style:country-asian="none" style:font-weight-asian="normal" style:language-complex="zxx" style:country-complex="none" style:font-weight-complex="normal"/>
    </style:style>
    <style:style style:name="T57" style:family="text">
      <style:text-properties fo:language="it" fo:country="IT" fo:font-weight="normal" officeooo:rsid="0076d629" style:language-asian="zxx" style:country-asian="none" style:font-weight-asian="normal" style:language-complex="zxx" style:country-complex="none" style:font-weight-complex="normal"/>
    </style:style>
    <style:style style:name="T58" style:family="text">
      <style:text-properties fo:language="it" fo:country="IT" fo:font-weight="normal" officeooo:rsid="00868d59" style:language-asian="zxx" style:country-asian="none" style:font-weight-asian="normal" style:language-complex="zxx" style:country-complex="none" style:font-weight-complex="normal"/>
    </style:style>
    <style:style style:name="T59" style:family="text">
      <style:text-properties fo:language="it" fo:country="IT" fo:font-weight="normal" officeooo:rsid="00960d10" style:language-asian="zxx" style:country-asian="none" style:font-weight-asian="normal" style:language-complex="zxx" style:country-complex="none" style:font-weight-complex="normal"/>
    </style:style>
    <style:style style:name="T60" style:family="text">
      <style:text-properties fo:language="it" fo:country="IT" fo:font-weight="normal" officeooo:rsid="0097762b" style:language-asian="zxx" style:country-asian="none" style:font-weight-asian="normal" style:language-complex="zxx" style:country-complex="none" style:font-weight-complex="normal"/>
    </style:style>
    <style:style style:name="T61" style:family="text">
      <style:text-properties fo:language="it" fo:country="IT" fo:font-weight="normal" officeooo:rsid="009797df" style:language-asian="zxx" style:country-asian="none" style:font-weight-asian="normal" style:language-complex="zxx" style:country-complex="none" style:font-weight-complex="normal"/>
    </style:style>
    <style:style style:name="T62" style:family="text">
      <style:text-properties fo:language="it" fo:country="IT" fo:font-weight="normal" officeooo:rsid="006f0954" style:language-asian="zxx" style:country-asian="none" style:font-weight-asian="normal" style:language-complex="zxx" style:country-complex="none" style:font-weight-complex="normal"/>
    </style:style>
    <style:style style:name="T63" style:family="text">
      <style:text-properties fo:language="it" fo:country="IT" fo:font-weight="normal" officeooo:rsid="0099071f" style:language-asian="zxx" style:country-asian="none" style:font-weight-asian="normal" style:language-complex="zxx" style:country-complex="none" style:font-weight-complex="normal"/>
    </style:style>
    <style:style style:name="T64" style:family="text">
      <style:text-properties fo:language="it" fo:country="IT" fo:font-weight="normal" officeooo:rsid="005b25a2" style:language-asian="zxx" style:country-asian="none" style:font-weight-asian="normal" style:language-complex="zxx" style:country-complex="none" style:font-weight-complex="normal"/>
    </style:style>
    <style:style style:name="T65" style:family="text">
      <style:text-properties fo:language="it" fo:country="IT" fo:font-weight="normal" officeooo:rsid="006a4dd7" style:language-asian="zxx" style:country-asian="none" style:font-weight-asian="normal" style:language-complex="zxx" style:country-complex="none" style:font-weight-complex="normal"/>
    </style:style>
    <style:style style:name="T66" style:family="text">
      <style:text-properties fo:language="it" fo:country="IT" fo:font-weight="normal" officeooo:rsid="009a9aa3" style:language-asian="zxx" style:country-asian="none" style:font-weight-asian="normal" style:language-complex="zxx" style:country-complex="none" style:font-weight-complex="normal"/>
    </style:style>
    <style:style style:name="T67" style:family="text">
      <style:text-properties fo:language="it" fo:country="IT" fo:font-weight="normal" officeooo:rsid="009abda4" style:language-asian="zxx" style:country-asian="none" style:font-weight-asian="normal" style:language-complex="zxx" style:country-complex="none" style:font-weight-complex="normal"/>
    </style:style>
    <style:style style:name="T68" style:family="text">
      <style:text-properties fo:language="it" fo:country="IT" fo:font-weight="normal" officeooo:rsid="006fefe0" style:language-asian="zxx" style:country-asian="none" style:font-weight-asian="normal" style:language-complex="zxx" style:country-complex="none" style:font-weight-complex="normal"/>
    </style:style>
    <style:style style:name="T69" style:family="text">
      <style:text-properties fo:language="it" fo:country="IT" fo:font-weight="normal" officeooo:rsid="00361034" style:language-asian="zxx" style:country-asian="none" style:font-weight-asian="normal" style:language-complex="zxx" style:country-complex="none" style:font-weight-complex="normal"/>
    </style:style>
    <style:style style:name="T70" style:family="text">
      <style:text-properties fo:language="it" fo:country="IT" fo:font-weight="normal" officeooo:rsid="0039c4f7" style:language-asian="zxx" style:country-asian="none" style:font-weight-asian="normal" style:language-complex="zxx" style:country-complex="none" style:font-weight-complex="normal"/>
    </style:style>
    <style:style style:name="T71" style:family="text">
      <style:text-properties fo:language="it" fo:country="IT" fo:font-weight="normal" officeooo:rsid="005c65ba" style:language-asian="zxx" style:country-asian="none" style:font-weight-asian="normal" style:language-complex="zxx" style:country-complex="none" style:font-weight-complex="normal"/>
    </style:style>
    <style:style style:name="T72" style:family="text">
      <style:text-properties fo:language="it" fo:country="IT" fo:font-weight="normal" officeooo:rsid="006bc9dd" style:language-asian="zxx" style:country-asian="none" style:font-weight-asian="normal" style:language-complex="zxx" style:country-complex="none" style:font-weight-complex="normal"/>
    </style:style>
    <style:style style:name="T73" style:family="text">
      <style:text-properties fo:language="it" fo:country="IT" fo:font-weight="normal" officeooo:rsid="009c64ff" style:language-asian="zxx" style:country-asian="none" style:font-weight-asian="normal" style:language-complex="zxx" style:country-complex="none" style:font-weight-complex="normal"/>
    </style:style>
    <style:style style:name="T74" style:family="text">
      <style:text-properties fo:language="it" fo:country="IT" fo:font-weight="normal" officeooo:rsid="006c2ce3" style:language-asian="zxx" style:country-asian="none" style:font-weight-asian="normal" style:language-complex="zxx" style:country-complex="none" style:font-weight-complex="normal"/>
    </style:style>
    <style:style style:name="T75" style:family="text">
      <style:text-properties fo:language="it" fo:country="IT" fo:font-weight="normal" officeooo:rsid="0038f869" style:language-asian="zxx" style:country-asian="none" style:font-weight-asian="normal" style:language-complex="zxx" style:country-complex="none" style:font-weight-complex="normal"/>
    </style:style>
    <style:style style:name="T76" style:family="text">
      <style:text-properties fo:language="it" fo:country="IT" fo:font-weight="normal" officeooo:rsid="0083d6d0" style:language-asian="zxx" style:country-asian="none" style:font-weight-asian="normal" style:language-complex="zxx" style:country-complex="none" style:font-weight-complex="normal"/>
    </style:style>
    <style:style style:name="T77" style:family="text">
      <style:text-properties fo:language="it" fo:country="IT" fo:font-weight="normal" officeooo:rsid="002aa48b" style:language-asian="zxx" style:country-asian="none" style:font-weight-asian="normal" style:language-complex="zxx" style:country-complex="none" style:font-weight-complex="normal"/>
    </style:style>
    <style:style style:name="T78" style:family="text">
      <style:text-properties fo:language="it" fo:country="IT" fo:font-weight="normal" officeooo:rsid="0087ad42" style:language-asian="zxx" style:country-asian="none" style:font-weight-asian="normal" style:language-complex="zxx" style:country-complex="none" style:font-weight-complex="normal"/>
    </style:style>
    <style:style style:name="T79" style:family="text">
      <style:text-properties fo:language="it" fo:country="IT" fo:font-weight="normal" officeooo:rsid="009c672c" style:language-asian="zxx" style:country-asian="none" style:font-weight-asian="normal" style:language-complex="zxx" style:country-complex="none" style:font-weight-complex="normal"/>
    </style:style>
    <style:style style:name="T80" style:family="text">
      <style:text-properties fo:language="it" fo:country="IT" fo:font-weight="normal" officeooo:rsid="009d2a53" style:language-asian="zxx" style:country-asian="none" style:font-weight-asian="normal" style:language-complex="zxx" style:country-complex="none" style:font-weight-complex="normal"/>
    </style:style>
    <style:style style:name="T81" style:family="text">
      <style:text-properties fo:language="it" fo:country="IT" fo:font-weight="normal" officeooo:rsid="00891d81" style:language-asian="zxx" style:country-asian="none" style:font-weight-asian="normal" style:language-complex="zxx" style:country-complex="none" style:font-weight-complex="normal"/>
    </style:style>
    <style:style style:name="T82" style:family="text">
      <style:text-properties fo:language="it" fo:country="IT" fo:font-weight="normal" officeooo:rsid="008b0258" style:language-asian="zxx" style:country-asian="none" style:font-weight-asian="normal" style:language-complex="zxx" style:country-complex="none" style:font-weight-complex="normal"/>
    </style:style>
    <style:style style:name="T83" style:family="text">
      <style:text-properties fo:language="it" fo:country="IT" fo:font-weight="normal" officeooo:rsid="009e6c0d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fo:language="it" fo:country="IT" fo:font-weight="normal" officeooo:rsid="004017ba" style:language-asian="zxx" style:country-asian="none" style:font-weight-asian="normal" style:language-complex="zxx" style:country-complex="none" style:font-weight-complex="normal"/>
    </style:style>
    <style:style style:name="T85" style:family="text">
      <style:text-properties fo:language="it" fo:country="IT" fo:font-weight="normal" officeooo:rsid="00a03657" style:language-asian="zxx" style:country-asian="none" style:font-weight-asian="normal" style:language-complex="zxx" style:country-complex="none" style:font-weight-complex="normal"/>
    </style:style>
    <style:style style:name="T86" style:family="text">
      <style:text-properties fo:language="it" fo:country="IT" fo:font-weight="normal" officeooo:rsid="00718ab4" style:language-asian="zxx" style:country-asian="none" style:font-weight-asian="normal" style:language-complex="zxx" style:country-complex="none" style:font-weight-complex="normal"/>
    </style:style>
    <style:style style:name="T87" style:family="text">
      <style:text-properties fo:language="it" fo:country="IT" fo:font-weight="normal" officeooo:rsid="01054d68" style:language-asian="zxx" style:country-asian="none" style:font-weight-asian="normal" style:language-complex="zxx" style:country-complex="none" style:font-weight-complex="normal"/>
    </style:style>
    <style:style style:name="T88" style:family="text">
      <style:text-properties fo:language="it" fo:country="IT" fo:font-weight="normal" officeooo:rsid="01076f15" style:language-asian="zxx" style:country-asian="none" style:font-weight-asian="normal" style:language-complex="zxx" style:country-complex="none" style:font-weight-complex="normal"/>
    </style:style>
    <style:style style:name="T89" style:family="text">
      <style:text-properties fo:language="it" fo:country="IT" fo:font-weight="normal" officeooo:rsid="010826a8" style:language-asian="zxx" style:country-asian="none" style:font-weight-asian="normal" style:language-complex="zxx" style:country-complex="none" style:font-weight-complex="normal"/>
    </style:style>
    <style:style style:name="T90" style:family="text">
      <style:text-properties fo:language="it" fo:country="IT" fo:font-weight="normal" officeooo:rsid="01043934" style:language-asian="zxx" style:country-asian="none" style:font-weight-asian="normal" style:language-complex="zxx" style:country-complex="none" style:font-weight-complex="normal"/>
    </style:style>
    <style:style style:name="T91" style:family="text">
      <style:text-properties fo:language="it" fo:country="IT" fo:font-weight="normal" officeooo:rsid="0109c58e" style:language-asian="zxx" style:country-asian="none" style:font-weight-asian="normal" style:language-complex="zxx" style:country-complex="none" style:font-weight-complex="normal"/>
    </style:style>
    <style:style style:name="T92" style:family="text">
      <style:text-properties fo:language="it" fo:country="IT" fo:font-weight="normal" officeooo:rsid="00713b84" style:language-asian="zxx" style:country-asian="none" style:font-weight-asian="normal" style:language-complex="zxx" style:country-complex="none" style:font-weight-complex="normal"/>
    </style:style>
    <style:style style:name="T93" style:family="text">
      <style:text-properties fo:language="it" fo:country="IT" fo:font-weight="normal" officeooo:rsid="010ad76a" style:language-asian="zxx" style:country-asian="none" style:font-weight-asian="normal" style:language-complex="zxx" style:country-complex="none" style:font-weight-complex="normal"/>
    </style:style>
    <style:style style:name="T94" style:family="text">
      <style:text-properties fo:language="it" fo:country="IT" fo:font-weight="normal" officeooo:rsid="00722ee6" style:language-asian="zxx" style:country-asian="none" style:font-weight-asian="normal" style:language-complex="zxx" style:country-complex="none" style:font-weight-complex="normal"/>
    </style:style>
    <style:style style:name="T95" style:family="text">
      <style:text-properties fo:language="it" fo:country="IT" fo:font-weight="normal" officeooo:rsid="010f4a9a" style:language-asian="zxx" style:country-asian="none" style:font-weight-asian="normal" style:language-complex="zxx" style:country-complex="none" style:font-weight-complex="normal"/>
    </style:style>
    <style:style style:name="T96" style:family="text">
      <style:text-properties fo:language="it" fo:country="IT" fo:font-weight="normal" officeooo:rsid="00740bda" style:language-asian="zxx" style:country-asian="none" style:font-weight-asian="normal" style:language-complex="zxx" style:country-complex="none" style:font-weight-complex="normal"/>
    </style:style>
    <style:style style:name="T97" style:family="text">
      <style:text-properties fo:language="it" fo:country="IT" fo:font-weight="normal" officeooo:rsid="00a21485" style:language-asian="zxx" style:country-asian="none" style:font-weight-asian="normal" style:language-complex="zxx" style:country-complex="none" style:font-weight-complex="normal"/>
    </style:style>
    <style:style style:name="T98" style:family="text">
      <style:text-properties fo:language="it" fo:country="IT" fo:font-weight="normal" officeooo:rsid="00a2ffd1" style:language-asian="zxx" style:country-asian="none" style:font-weight-asian="normal" style:language-complex="zxx" style:country-complex="none" style:font-weight-complex="normal"/>
    </style:style>
    <style:style style:name="T99" style:family="text">
      <style:text-properties fo:language="it" fo:country="IT" fo:font-weight="normal" officeooo:rsid="00a35959" style:language-asian="zxx" style:country-asian="none" style:font-weight-asian="normal" style:language-complex="zxx" style:country-complex="none" style:font-weight-complex="normal"/>
    </style:style>
    <style:style style:name="T100" style:family="text">
      <style:text-properties fo:language="it" fo:country="IT" fo:font-weight="normal" officeooo:rsid="007b89a5" style:language-asian="zxx" style:country-asian="none" style:font-weight-asian="normal" style:language-complex="zxx" style:country-complex="none" style:font-weight-complex="normal"/>
    </style:style>
    <style:style style:name="T101" style:family="text">
      <style:text-properties fo:language="it" fo:country="IT" fo:font-weight="normal" officeooo:rsid="007a0a18" style:language-asian="zxx" style:country-asian="none" style:font-weight-asian="normal" style:language-complex="zxx" style:country-complex="none" style:font-weight-complex="normal"/>
    </style:style>
    <style:style style:name="T102" style:family="text">
      <style:text-properties fo:language="it" fo:country="IT" fo:font-weight="normal" officeooo:rsid="007abb4e" style:language-asian="zxx" style:country-asian="none" style:font-weight-asian="normal" style:language-complex="zxx" style:country-complex="none" style:font-weight-complex="normal"/>
    </style:style>
    <style:style style:name="T103" style:family="text">
      <style:text-properties fo:language="it" fo:country="IT" fo:font-weight="normal" officeooo:rsid="00aa2456" style:language-asian="zxx" style:country-asian="none" style:font-weight-asian="normal" style:language-complex="zxx" style:country-complex="none" style:font-weight-complex="normal"/>
    </style:style>
    <style:style style:name="T104" style:family="text">
      <style:text-properties fo:language="it" fo:country="IT" fo:font-weight="normal" officeooo:rsid="00aac4b8" style:language-asian="zxx" style:country-asian="none" style:font-weight-asian="normal" style:language-complex="zxx" style:country-complex="none" style:font-weight-complex="normal"/>
    </style:style>
    <style:style style:name="T105" style:family="text">
      <style:text-properties fo:language="it" fo:country="IT" fo:font-weight="normal" officeooo:rsid="00a89b99" style:language-asian="zxx" style:country-asian="none" style:font-weight-asian="normal" style:language-complex="zxx" style:country-complex="none" style:font-weight-complex="normal"/>
    </style:style>
    <style:style style:name="T106" style:family="text">
      <style:text-properties fo:language="it" fo:country="IT" fo:font-weight="normal" officeooo:rsid="00ac8c0f" style:language-asian="zxx" style:country-asian="none" style:font-weight-asian="normal" style:language-complex="zxx" style:country-complex="none" style:font-weight-complex="normal"/>
    </style:style>
    <style:style style:name="T107" style:family="text">
      <style:text-properties fo:language="it" fo:country="IT" fo:font-weight="normal" officeooo:rsid="007eef98" style:language-asian="zxx" style:country-asian="none" style:font-weight-asian="normal" style:language-complex="zxx" style:country-complex="none" style:font-weight-complex="normal"/>
    </style:style>
    <style:style style:name="T108" style:family="text">
      <style:text-properties fo:language="it" fo:country="IT" fo:font-weight="normal" officeooo:rsid="00a37540" style:language-asian="zxx" style:country-asian="none" style:font-weight-asian="normal" style:language-complex="zxx" style:country-complex="none" style:font-weight-complex="normal"/>
    </style:style>
    <style:style style:name="T109" style:family="text">
      <style:text-properties fo:language="it" fo:country="IT" fo:font-weight="normal" officeooo:rsid="00a4af4e" style:language-asian="zxx" style:country-asian="none" style:font-weight-asian="normal" style:language-complex="zxx" style:country-complex="none" style:font-weight-complex="normal"/>
    </style:style>
    <style:style style:name="T110" style:family="text">
      <style:text-properties fo:language="it" fo:country="IT" fo:font-weight="normal" officeooo:rsid="00a54211" style:language-asian="zxx" style:country-asian="none" style:font-weight-asian="normal" style:language-complex="zxx" style:country-complex="none" style:font-weight-complex="normal"/>
    </style:style>
    <style:style style:name="T111" style:family="text">
      <style:text-properties fo:language="it" fo:country="IT" fo:font-weight="normal" officeooo:rsid="00a56d9d" style:language-asian="zxx" style:country-asian="none" style:font-weight-asian="normal" style:language-complex="zxx" style:country-complex="none" style:font-weight-complex="normal"/>
    </style:style>
    <style:style style:name="T112" style:family="text">
      <style:text-properties fo:language="it" fo:country="IT" fo:font-weight="normal" officeooo:rsid="008542e8" style:language-asian="zxx" style:country-asian="none" style:font-weight-asian="normal" style:language-complex="zxx" style:country-complex="none" style:font-weight-complex="normal"/>
    </style:style>
    <style:style style:name="T113" style:family="text">
      <style:text-properties fo:language="it" fo:country="IT" fo:font-weight="normal" officeooo:rsid="007d0dfb" style:language-asian="zxx" style:country-asian="none" style:font-weight-asian="normal" style:language-complex="zxx" style:country-complex="none" style:font-weight-complex="normal"/>
    </style:style>
    <style:style style:name="T114" style:family="text">
      <style:text-properties fo:language="it" fo:country="IT" fo:font-weight="normal" officeooo:rsid="00df3776" style:language-asian="zxx" style:country-asian="none" style:font-weight-asian="normal" style:language-complex="zxx" style:country-complex="none" style:font-weight-complex="normal"/>
    </style:style>
    <style:style style:name="T115" style:family="text">
      <style:text-properties fo:language="it" fo:country="IT" fo:font-weight="normal" officeooo:rsid="00f0458e" style:language-asian="zxx" style:country-asian="none" style:font-weight-asian="normal" style:language-complex="zxx" style:country-complex="none" style:font-weight-complex="normal"/>
    </style:style>
    <style:style style:name="T116" style:family="text">
      <style:text-properties fo:language="it" fo:country="IT" fo:font-weight="normal" officeooo:rsid="00ee8da2" style:language-asian="zxx" style:country-asian="none" style:font-weight-asian="normal" style:language-complex="zxx" style:country-complex="none" style:font-weight-complex="normal"/>
    </style:style>
    <style:style style:name="T117" style:family="text">
      <style:text-properties fo:language="it" fo:country="IT" fo:font-weight="normal" officeooo:rsid="00e0647f" style:language-asian="zxx" style:country-asian="none" style:font-weight-asian="normal" style:language-complex="zxx" style:country-complex="none" style:font-weight-complex="normal"/>
    </style:style>
    <style:style style:name="T118" style:family="text">
      <style:text-properties fo:language="it" fo:country="IT" fo:font-weight="normal" officeooo:rsid="00eb7b67" style:language-asian="zxx" style:country-asian="none" style:font-weight-asian="normal" style:language-complex="zxx" style:country-complex="none" style:font-weight-complex="normal"/>
    </style:style>
    <style:style style:name="T119" style:family="text">
      <style:text-properties fo:language="it" fo:country="IT" fo:font-weight="normal" officeooo:rsid="00e45491" style:language-asian="zxx" style:country-asian="none" style:font-weight-asian="normal" style:language-complex="zxx" style:country-complex="none" style:font-weight-complex="normal"/>
    </style:style>
    <style:style style:name="T120" style:family="text">
      <style:text-properties fo:language="it" fo:country="IT" fo:font-weight="normal" officeooo:rsid="00ec7d74" style:language-asian="zxx" style:country-asian="none" style:font-weight-asian="normal" style:language-complex="zxx" style:country-complex="none" style:font-weight-complex="normal"/>
    </style:style>
    <style:style style:name="T121" style:family="text">
      <style:text-properties fo:language="it" fo:country="IT" fo:font-weight="normal" officeooo:rsid="00e610b8" style:language-asian="zxx" style:country-asian="none" style:font-weight-asian="normal" style:language-complex="zxx" style:country-complex="none" style:font-weight-complex="normal"/>
    </style:style>
    <style:style style:name="T122" style:family="text">
      <style:text-properties fo:language="it" fo:country="IT" fo:font-weight="normal" officeooo:rsid="00e76932" style:language-asian="zxx" style:country-asian="none" style:font-weight-asian="normal" style:language-complex="zxx" style:country-complex="none" style:font-weight-complex="normal"/>
    </style:style>
    <style:style style:name="T123" style:family="text">
      <style:text-properties fo:language="it" fo:country="IT" fo:font-weight="normal" officeooo:rsid="00a63009" style:language-asian="zxx" style:country-asian="none" style:font-weight-asian="normal" style:language-complex="zxx" style:country-complex="none" style:font-weight-complex="normal"/>
    </style:style>
    <style:style style:name="T124" style:family="text">
      <style:text-properties fo:language="it" fo:country="IT" fo:font-weight="normal" officeooo:rsid="00ea6a34" style:language-asian="zxx" style:country-asian="none" style:font-weight-asian="normal" style:language-complex="zxx" style:country-complex="none" style:font-weight-complex="normal"/>
    </style:style>
    <style:style style:name="T125" style:family="text">
      <style:text-properties fo:language="it" fo:country="IT" fo:font-weight="normal" officeooo:rsid="00ed0c3a" style:language-asian="zxx" style:country-asian="none" style:font-weight-asian="normal" style:language-complex="zxx" style:country-complex="none" style:font-weight-complex="normal"/>
    </style:style>
    <style:style style:name="T126" style:family="text">
      <style:text-properties fo:language="it" fo:country="IT" fo:font-weight="normal" officeooo:rsid="00f0482c" style:language-asian="zxx" style:country-asian="none" style:font-weight-asian="normal" style:language-complex="zxx" style:country-complex="none" style:font-weight-complex="normal"/>
    </style:style>
    <style:style style:name="T127" style:family="text">
      <style:text-properties fo:language="it" fo:country="IT" fo:font-weight="normal" officeooo:rsid="00a85f41" style:language-asian="zxx" style:country-asian="none" style:font-weight-asian="normal" style:language-complex="zxx" style:country-complex="none" style:font-weight-complex="normal"/>
    </style:style>
    <style:style style:name="T128" style:family="text">
      <style:text-properties fo:language="it" fo:country="IT" fo:font-weight="normal" officeooo:rsid="00ed16cb" style:language-asian="zxx" style:country-asian="none" style:font-weight-asian="normal" style:language-complex="zxx" style:country-complex="none" style:font-weight-complex="normal"/>
    </style:style>
    <style:style style:name="T129" style:family="text">
      <style:text-properties fo:language="it" fo:country="IT" fo:font-weight="normal" officeooo:rsid="00f13789" style:language-asian="zxx" style:country-asian="none" style:font-weight-asian="normal" style:language-complex="zxx" style:country-complex="none" style:font-weight-complex="normal"/>
    </style:style>
    <style:style style:name="T130" style:family="text">
      <style:text-properties fo:language="it" fo:country="IT" fo:font-weight="normal" officeooo:rsid="00f37b05" style:language-asian="zxx" style:country-asian="none" style:font-weight-asian="normal" style:language-complex="zxx" style:country-complex="none" style:font-weight-complex="normal"/>
    </style:style>
    <style:style style:name="T131" style:family="text">
      <style:text-properties fo:language="it" fo:country="IT" fo:font-weight="normal" officeooo:rsid="00ae5c75" style:language-asian="zxx" style:country-asian="none" style:font-weight-asian="normal" style:language-complex="zxx" style:country-complex="none" style:font-weight-complex="normal"/>
    </style:style>
    <style:style style:name="T132" style:family="text">
      <style:text-properties fo:language="it" fo:country="IT" fo:font-weight="normal" officeooo:rsid="00f39b06" style:language-asian="zxx" style:country-asian="none" style:font-weight-asian="normal" style:language-complex="zxx" style:country-complex="none" style:font-weight-complex="normal"/>
    </style:style>
    <style:style style:name="T133" style:family="text">
      <style:text-properties fo:language="it" fo:country="IT" fo:font-weight="normal" officeooo:rsid="00af9049" style:language-asian="zxx" style:country-asian="none" style:font-weight-asian="normal" style:language-complex="zxx" style:country-complex="none" style:font-weight-complex="normal"/>
    </style:style>
    <style:style style:name="T134" style:family="text">
      <style:text-properties fo:language="it" fo:country="IT" fo:font-weight="normal" officeooo:rsid="00b12d24" style:language-asian="zxx" style:country-asian="none" style:font-weight-asian="normal" style:language-complex="zxx" style:country-complex="none" style:font-weight-complex="normal"/>
    </style:style>
    <style:style style:name="T135" style:family="text">
      <style:text-properties fo:language="it" fo:country="IT" fo:font-weight="normal" officeooo:rsid="00f6221a" style:language-asian="zxx" style:country-asian="none" style:font-weight-asian="normal" style:language-complex="zxx" style:country-complex="none" style:font-weight-complex="normal"/>
    </style:style>
    <style:style style:name="T136" style:family="text">
      <style:text-properties fo:language="it" fo:country="IT" fo:font-weight="normal" officeooo:rsid="00b2ab24" style:language-asian="zxx" style:country-asian="none" style:font-weight-asian="normal" style:language-complex="zxx" style:country-complex="none" style:font-weight-complex="normal"/>
    </style:style>
    <style:style style:name="T137" style:family="text">
      <style:text-properties fo:language="it" fo:country="IT" fo:font-weight="normal" officeooo:rsid="00b4960f" style:language-asian="zxx" style:country-asian="none" style:font-weight-asian="normal" style:language-complex="zxx" style:country-complex="none" style:font-weight-complex="normal"/>
    </style:style>
    <style:style style:name="T138" style:family="text">
      <style:text-properties fo:language="it" fo:country="IT" fo:font-weight="normal" officeooo:rsid="00b4a862" style:language-asian="zxx" style:country-asian="none" style:font-weight-asian="normal" style:language-complex="zxx" style:country-complex="none" style:font-weight-complex="normal"/>
    </style:style>
    <style:style style:name="T139" style:family="text">
      <style:text-properties fo:language="it" fo:country="IT" fo:font-weight="normal" officeooo:rsid="00b20108" style:language-asian="zxx" style:country-asian="none" style:font-weight-asian="normal" style:language-complex="zxx" style:country-complex="none" style:font-weight-complex="normal"/>
    </style:style>
    <style:style style:name="T140" style:family="text">
      <style:text-properties fo:language="it" fo:country="IT" fo:font-weight="normal" officeooo:rsid="00b633fe" style:language-asian="zxx" style:country-asian="none" style:font-weight-asian="normal" style:language-complex="zxx" style:country-complex="none" style:font-weight-complex="normal"/>
    </style:style>
    <style:style style:name="T141" style:family="text">
      <style:text-properties fo:language="it" fo:country="IT" fo:font-weight="normal" officeooo:rsid="00b74261" style:language-asian="zxx" style:country-asian="none" style:font-weight-asian="normal" style:language-complex="zxx" style:country-complex="none" style:font-weight-complex="normal"/>
    </style:style>
    <style:style style:name="T142" style:family="text">
      <style:text-properties fo:language="it" fo:country="IT" fo:font-weight="normal" officeooo:rsid="00b74e27" style:language-asian="zxx" style:country-asian="none" style:font-weight-asian="normal" style:language-complex="zxx" style:country-complex="none" style:font-weight-complex="normal"/>
    </style:style>
    <style:style style:name="T143" style:family="text">
      <style:text-properties fo:language="it" fo:country="IT" fo:font-weight="normal" officeooo:rsid="00b83d0c" style:language-asian="zxx" style:country-asian="none" style:font-weight-asian="normal" style:language-complex="zxx" style:country-complex="none" style:font-weight-complex="normal"/>
    </style:style>
    <style:style style:name="T144" style:family="text">
      <style:text-properties fo:language="it" fo:country="IT" fo:font-weight="normal" officeooo:rsid="00f8ba9e" style:language-asian="zxx" style:country-asian="none" style:font-weight-asian="normal" style:language-complex="zxx" style:country-complex="none" style:font-weight-complex="normal"/>
    </style:style>
    <style:style style:name="T145" style:family="text">
      <style:text-properties fo:language="it" fo:country="IT" fo:font-weight="normal" officeooo:rsid="00bea451" style:language-asian="zxx" style:country-asian="none" style:font-weight-asian="normal" style:language-complex="zxx" style:country-complex="none" style:font-weight-complex="normal"/>
    </style:style>
    <style:style style:name="T146" style:family="text">
      <style:text-properties fo:language="it" fo:country="IT" fo:font-weight="normal" officeooo:rsid="00bdb30c" style:language-asian="zxx" style:country-asian="none" style:font-weight-asian="normal" style:language-complex="zxx" style:country-complex="none" style:font-weight-complex="normal"/>
    </style:style>
    <style:style style:name="T147" style:family="text">
      <style:text-properties fo:language="it" fo:country="IT" fo:font-weight="normal" officeooo:rsid="00bdf272" style:language-asian="zxx" style:country-asian="none" style:font-weight-asian="normal" style:language-complex="zxx" style:country-complex="none" style:font-weight-complex="normal"/>
    </style:style>
    <style:style style:name="T148" style:family="text">
      <style:text-properties fo:language="it" fo:country="IT" fo:font-weight="normal" officeooo:rsid="00b99a6f" style:language-asian="zxx" style:country-asian="none" style:font-weight-asian="normal" style:language-complex="zxx" style:country-complex="none" style:font-weight-complex="normal"/>
    </style:style>
    <style:style style:name="T149" style:family="text">
      <style:text-properties fo:language="it" fo:country="IT" fo:font-weight="normal" officeooo:rsid="00beab13" style:language-asian="zxx" style:country-asian="none" style:font-weight-asian="normal" style:language-complex="zxx" style:country-complex="none" style:font-weight-complex="normal"/>
    </style:style>
    <style:style style:name="T150" style:family="text">
      <style:text-properties fo:language="it" fo:country="IT" fo:font-weight="normal" officeooo:rsid="00bf3d4d" style:language-asian="zxx" style:country-asian="none" style:font-weight-asian="normal" style:language-complex="zxx" style:country-complex="none" style:font-weight-complex="normal"/>
    </style:style>
    <style:style style:name="T151" style:family="text">
      <style:text-properties fo:language="it" fo:country="IT" fo:font-weight="normal" officeooo:rsid="00c0550b" style:language-asian="zxx" style:country-asian="none" style:font-weight-asian="normal" style:language-complex="zxx" style:country-complex="none" style:font-weight-complex="normal"/>
    </style:style>
    <style:style style:name="T152" style:family="text">
      <style:text-properties fo:language="it" fo:country="IT" fo:font-weight="normal" officeooo:rsid="00fa2d89" style:language-asian="zxx" style:country-asian="none" style:font-weight-asian="normal" style:language-complex="zxx" style:country-complex="none" style:font-weight-complex="normal"/>
    </style:style>
    <style:style style:name="T153" style:family="text">
      <style:text-properties fo:language="it" fo:country="IT" fo:font-weight="normal" officeooo:rsid="00fab44c" style:language-asian="zxx" style:country-asian="none" style:font-weight-asian="normal" style:language-complex="zxx" style:country-complex="none" style:font-weight-complex="normal"/>
    </style:style>
    <style:style style:name="T154" style:family="text">
      <style:text-properties fo:language="it" fo:country="IT" fo:font-weight="normal" officeooo:rsid="00fc882b" style:language-asian="zxx" style:country-asian="none" style:font-weight-asian="normal" style:language-complex="zxx" style:country-complex="none" style:font-weight-complex="normal"/>
    </style:style>
    <style:style style:name="T155" style:family="text">
      <style:text-properties fo:language="it" fo:country="IT" fo:font-weight="normal" officeooo:rsid="00c4ff6f" style:language-asian="zxx" style:country-asian="none" style:font-weight-asian="normal" style:language-complex="zxx" style:country-complex="none" style:font-weight-complex="normal"/>
    </style:style>
    <style:style style:name="T156" style:family="text">
      <style:text-properties fo:language="it" fo:country="IT" fo:font-weight="normal" officeooo:rsid="00c6ce6d" style:language-asian="zxx" style:country-asian="none" style:font-weight-asian="normal" style:language-complex="zxx" style:country-complex="none" style:font-weight-complex="normal"/>
    </style:style>
    <style:style style:name="T157" style:family="text">
      <style:text-properties fo:language="it" fo:country="IT" fo:font-weight="normal" officeooo:rsid="00c6e039" style:language-asian="zxx" style:country-asian="none" style:font-weight-asian="normal" style:language-complex="zxx" style:country-complex="none" style:font-weight-complex="normal"/>
    </style:style>
    <style:style style:name="T158" style:family="text">
      <style:text-properties fo:language="it" fo:country="IT" fo:font-weight="normal" officeooo:rsid="00c8d3af" style:language-asian="zxx" style:country-asian="none" style:font-weight-asian="normal" style:language-complex="zxx" style:country-complex="none" style:font-weight-complex="normal"/>
    </style:style>
    <style:style style:name="T159" style:family="text">
      <style:text-properties fo:language="it" fo:country="IT" fo:font-weight="normal" officeooo:rsid="00ca42b8" style:language-asian="zxx" style:country-asian="none" style:font-weight-asian="normal" style:language-complex="zxx" style:country-complex="none" style:font-weight-complex="normal"/>
    </style:style>
    <style:style style:name="T160" style:family="text">
      <style:text-properties fo:language="it" fo:country="IT" fo:font-weight="normal" officeooo:rsid="01140fed" style:language-asian="zxx" style:country-asian="none" style:font-weight-asian="normal" style:language-complex="zxx" style:country-complex="none" style:font-weight-complex="normal"/>
    </style:style>
    <style:style style:name="T161" style:family="text">
      <style:text-properties fo:language="it" fo:country="IT" fo:font-weight="normal" officeooo:rsid="01012462" style:language-asian="zxx" style:country-asian="none" style:font-weight-asian="normal" style:language-complex="zxx" style:country-complex="none" style:font-weight-complex="normal"/>
    </style:style>
    <style:style style:name="T162" style:family="text">
      <style:text-properties fo:language="it" fo:country="IT" fo:font-weight="normal" officeooo:rsid="0114ff2c" style:language-asian="zxx" style:country-asian="none" style:font-weight-asian="normal" style:language-complex="zxx" style:country-complex="none" style:font-weight-complex="normal"/>
    </style:style>
    <style:style style:name="T163" style:family="text">
      <style:text-properties fo:language="it" fo:country="IT" fo:font-weight="normal" officeooo:rsid="00d32800" style:language-asian="zxx" style:country-asian="none" style:font-weight-asian="normal" style:language-complex="zxx" style:country-complex="none" style:font-weight-complex="normal"/>
    </style:style>
    <style:style style:name="T164" style:family="text">
      <style:text-properties fo:language="it" fo:country="IT" fo:font-weight="normal" officeooo:rsid="01178b4f" style:language-asian="zxx" style:country-asian="none" style:font-weight-asian="normal" style:language-complex="zxx" style:country-complex="none" style:font-weight-complex="normal"/>
    </style:style>
    <style:style style:name="T165" style:family="text">
      <style:text-properties fo:language="it" fo:country="IT" fo:font-weight="normal" officeooo:rsid="00d343a5" style:language-asian="zxx" style:country-asian="none" style:font-weight-asian="normal" style:language-complex="zxx" style:country-complex="none" style:font-weight-complex="normal"/>
    </style:style>
    <style:style style:name="T166" style:family="text">
      <style:text-properties fo:language="it" fo:country="IT" fo:font-weight="normal" officeooo:rsid="01197924" style:language-asian="zxx" style:country-asian="none" style:font-weight-asian="normal" style:language-complex="zxx" style:country-complex="none" style:font-weight-complex="normal"/>
    </style:style>
    <style:style style:name="T167" style:family="text">
      <style:text-properties fo:language="it" fo:country="IT" fo:font-weight="normal" officeooo:rsid="011b39aa" style:language-asian="zxx" style:country-asian="none" style:font-weight-asian="normal" style:language-complex="zxx" style:country-complex="none" style:font-weight-complex="normal"/>
    </style:style>
    <style:style style:name="T168" style:family="text">
      <style:text-properties fo:language="it" fo:country="IT" fo:font-weight="normal" officeooo:rsid="011c2b59" style:language-asian="zxx" style:country-asian="none" style:font-weight-asian="normal" style:language-complex="zxx" style:country-complex="none" style:font-weight-complex="normal"/>
    </style:style>
    <style:style style:name="T169" style:family="text">
      <style:text-properties fo:language="it" fo:country="IT" fo:font-weight="normal" officeooo:rsid="011d6b21" style:language-asian="zxx" style:country-asian="none" style:font-weight-asian="normal" style:language-complex="zxx" style:country-complex="none" style:font-weight-complex="normal"/>
    </style:style>
    <style:style style:name="T170" style:family="text">
      <style:text-properties fo:language="it" fo:country="IT" fo:font-weight="normal" officeooo:rsid="00fe9f68" style:language-asian="zxx" style:country-asian="none" style:font-weight-asian="normal" style:language-complex="zxx" style:country-complex="none" style:font-weight-complex="normal"/>
    </style:style>
    <style:style style:name="T171" style:family="text">
      <style:text-properties fo:language="it" fo:country="IT" fo:font-weight="normal" officeooo:rsid="011d9042" style:language-asian="zxx" style:country-asian="none" style:font-weight-asian="normal" style:language-complex="zxx" style:country-complex="none" style:font-weight-complex="normal"/>
    </style:style>
    <style:style style:name="T172" style:family="text">
      <style:text-properties fo:language="it" fo:country="IT" officeooo:rsid="000cde49"/>
    </style:style>
    <style:style style:name="T173" style:family="text">
      <style:text-properties fo:language="it" fo:country="IT" officeooo:rsid="000eb463"/>
    </style:style>
    <style:style style:name="T174" style:family="text">
      <style:text-properties fo:language="it" fo:country="IT" officeooo:rsid="0019c8c6"/>
    </style:style>
    <style:style style:name="T175" style:family="text">
      <style:text-properties fo:language="it" fo:country="IT" officeooo:rsid="001bc196"/>
    </style:style>
    <style:style style:name="T176" style:family="text">
      <style:text-properties fo:language="it" fo:country="IT" officeooo:rsid="001c7c1f"/>
    </style:style>
    <style:style style:name="T177" style:family="text">
      <style:text-properties fo:language="it" fo:country="IT" officeooo:rsid="001de39d"/>
    </style:style>
    <style:style style:name="T178" style:family="text">
      <style:text-properties fo:language="it" fo:country="IT" officeooo:rsid="0028ee59"/>
    </style:style>
    <style:style style:name="T179" style:family="text">
      <style:text-properties fo:language="it" fo:country="IT" officeooo:rsid="00068109" style:language-asian="zxx" style:country-asian="none" style:language-complex="zxx" style:country-complex="none"/>
    </style:style>
    <style:style style:name="T180" style:family="text">
      <style:text-properties fo:language="it" fo:country="IT" officeooo:rsid="002aa48b" style:language-asian="zxx" style:country-asian="none" style:language-complex="zxx" style:country-complex="none"/>
    </style:style>
    <style:style style:name="T181" style:family="text">
      <style:text-properties fo:language="it" fo:country="IT" officeooo:rsid="002d67e0" style:language-asian="zxx" style:country-asian="none" style:language-complex="zxx" style:country-complex="none"/>
    </style:style>
    <style:style style:name="T182" style:family="text">
      <style:text-properties fo:language="it" fo:country="IT" officeooo:rsid="002f221f" style:language-asian="zxx" style:country-asian="none" style:language-complex="zxx" style:country-complex="none"/>
    </style:style>
    <style:style style:name="T183" style:family="text">
      <style:text-properties fo:language="it" fo:country="IT" officeooo:rsid="0031045c" style:language-asian="zxx" style:country-asian="none" style:language-complex="zxx" style:country-complex="none"/>
    </style:style>
    <style:style style:name="T184" style:family="text">
      <style:text-properties fo:language="it" fo:country="IT" officeooo:rsid="003226df" style:language-asian="zxx" style:country-asian="none" style:language-complex="zxx" style:country-complex="none"/>
    </style:style>
    <style:style style:name="T185" style:family="text">
      <style:text-properties fo:language="it" fo:country="IT" officeooo:rsid="002b6be2" style:language-asian="zxx" style:country-asian="none" style:language-complex="zxx" style:country-complex="none"/>
    </style:style>
    <style:style style:name="T186" style:family="text">
      <style:text-properties fo:language="it" fo:country="IT" officeooo:rsid="00344381" style:language-asian="zxx" style:country-asian="none" style:language-complex="zxx" style:country-complex="none"/>
    </style:style>
    <style:style style:name="T187" style:family="text">
      <style:text-properties fo:language="it" fo:country="IT" officeooo:rsid="0050b7ba" style:language-asian="zxx" style:country-asian="none" style:language-complex="zxx" style:country-complex="none"/>
    </style:style>
    <style:style style:name="T188" style:family="text">
      <style:text-properties fo:language="it" fo:country="IT" officeooo:rsid="0048edb5"/>
    </style:style>
    <style:style style:name="T189" style:family="text">
      <style:text-properties fo:language="it" fo:country="IT" officeooo:rsid="004a1f50"/>
    </style:style>
    <style:style style:name="T190" style:family="text">
      <style:text-properties fo:language="it" fo:country="IT" officeooo:rsid="004c774b"/>
    </style:style>
    <style:style style:name="T191" style:family="text">
      <style:text-properties fo:language="it" fo:country="IT" officeooo:rsid="004e6af9"/>
    </style:style>
    <style:style style:name="T192" style:family="text">
      <style:text-properties fo:language="it" fo:country="IT" officeooo:rsid="000ffe66"/>
    </style:style>
    <style:style style:name="T193" style:family="text">
      <style:text-properties fo:language="it" fo:country="IT" officeooo:rsid="004bb797"/>
    </style:style>
    <style:style style:name="T194" style:family="text">
      <style:text-properties fo:language="it" fo:country="IT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95" style:family="text">
      <style:text-properties fo:language="it" fo:country="IT" fo:font-style="normal" fo:font-weight="bold" officeooo:rsid="0083576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96" style:family="text">
      <style:text-properties style:language-asian="zxx" style:country-asian="none" style:language-complex="zxx" style:country-complex="none"/>
    </style:style>
    <style:style style:name="T197" style:family="text">
      <style:text-properties officeooo:rsid="00082dc2" style:language-asian="zxx" style:country-asian="none" style:language-complex="zxx" style:country-complex="none"/>
    </style:style>
    <style:style style:name="T198" style:family="text">
      <style:text-properties officeooo:rsid="00096c4e" style:language-asian="zxx" style:country-asian="none" style:language-complex="zxx" style:country-complex="none"/>
    </style:style>
    <style:style style:name="T199" style:family="text">
      <style:text-properties officeooo:rsid="003e6b7e" style:language-asian="zxx" style:country-asian="none" style:language-complex="zxx" style:country-complex="none"/>
    </style:style>
    <style:style style:name="T200" style:family="text">
      <style:text-properties officeooo:rsid="00419f34" style:language-asian="zxx" style:country-asian="none" style:language-complex="zxx" style:country-complex="none"/>
    </style:style>
    <style:style style:name="T201" style:family="text">
      <style:text-properties officeooo:rsid="0048dc64" style:language-asian="zxx" style:country-asian="none" style:language-complex="zxx" style:country-complex="none"/>
    </style:style>
    <style:style style:name="T202" style:family="text">
      <style:text-properties officeooo:rsid="0048edb5" style:language-asian="zxx" style:country-asian="none" style:language-complex="zxx" style:country-complex="none"/>
    </style:style>
    <style:style style:name="T203" style:family="text">
      <style:text-properties officeooo:rsid="005ff3e7" style:language-asian="zxx" style:country-asian="none" style:language-complex="zxx" style:country-complex="none"/>
    </style:style>
    <style:style style:name="T204" style:family="text">
      <style:text-properties officeooo:rsid="00d45bb0" style:language-asian="zxx" style:country-asian="none" style:language-complex="zxx" style:country-complex="none"/>
    </style:style>
    <style:style style:name="T205" style:family="text">
      <style:text-properties officeooo:rsid="00d45ee0" style:language-asian="zxx" style:country-asian="none" style:language-complex="zxx" style:country-complex="none"/>
    </style:style>
    <style:style style:name="T206" style:family="text">
      <style:text-properties officeooo:rsid="0132808a" style:language-asian="zxx" style:country-asian="none" style:language-complex="zxx" style:country-complex="none"/>
    </style:style>
    <style:style style:name="T207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208" style:family="text">
      <style:text-properties fo:font-weight="bold" officeooo:rsid="00082dc2" style:language-asian="zxx" style:country-asian="none" style:font-weight-asian="bold" style:language-complex="zxx" style:country-complex="none" style:font-weight-complex="bold"/>
    </style:style>
    <style:style style:name="T209" style:family="text">
      <style:text-properties fo:font-weight="bold" officeooo:rsid="00096c4e" style:language-asian="zxx" style:country-asian="none" style:font-weight-asian="bold" style:language-complex="zxx" style:country-complex="none" style:font-weight-complex="bold"/>
    </style:style>
    <style:style style:name="T210" style:family="text">
      <style:text-properties fo:color="#569cd6" style:language-asian="zxx" style:country-asian="none" style:language-complex="zxx" style:country-complex="none"/>
    </style:style>
    <style:style style:name="T211" style:family="text">
      <style:text-properties fo:color="#569cd6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212" style:family="text">
      <style:text-properties fo:color="#569cd6" style:font-name="'DejaVu Sans Mono', 'Droid Sans Mono', monospace, monospace, 'Droid Sans Fallback'," fo:font-size="11pt" fo:background-color="#1e1e1e" loext:char-shading-value="0" style:font-size-asian="11pt" style:font-size-complex="11pt"/>
    </style:style>
    <style:style style:name="T213" style:family="text">
      <style:text-properties fo:color="#569cd6" style:font-name="'DejaVu Sans Mono', 'Droid Sans Mono', monospace, monospace, 'Droid Sans Fallback'," fo:language="it" fo:country="IT" fo:font-weight="normal" officeooo:rsid="004017ba" fo:background-color="#1e1e1e" loext:char-shading-value="0" style:language-asian="zxx" style:country-asian="none" style:font-weight-asian="normal" style:language-complex="zxx" style:country-complex="none" style:font-weight-complex="normal"/>
    </style:style>
    <style:style style:name="T214" style:family="text">
      <style:text-properties fo:color="#d4d4d4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215" style:family="text">
      <style:text-properties fo:color="#d4d4d4" style:font-name="'DejaVu Sans Mono', 'Droid Sans Mono', monospace, monospace, 'Droid Sans Fallback'," fo:font-size="11pt" fo:background-color="#1e1e1e" loext:char-shading-value="0" style:font-size-asian="11pt" style:font-size-complex="11pt"/>
    </style:style>
    <style:style style:name="T216" style:family="text">
      <style:text-properties fo:color="#d4d4d4" style:font-name="'DejaVu Sans Mono', 'Droid Sans Mono', monospace, monospace, 'Droid Sans Fallback'," fo:font-size="11pt" fo:language="zxx" fo:country="none" fo:background-color="#1e1e1e" loext:char-shading-value="0" style:font-size-asian="11pt" style:language-asian="zxx" style:country-asian="none" style:font-size-complex="11pt" style:language-complex="zxx" style:country-complex="none"/>
    </style:style>
    <style:style style:name="T217" style:family="text">
      <style:text-properties fo:color="#d4d4d4" style:font-name="'DejaVu Sans Mono', 'Droid Sans Mono', monospace, monospace, 'Droid Sans Fallback'," fo:language="it" fo:country="IT" fo:font-weight="normal" officeooo:rsid="004017ba" fo:background-color="#1e1e1e" loext:char-shading-value="0" style:language-asian="zxx" style:country-asian="none" style:font-weight-asian="normal" style:language-complex="zxx" style:country-complex="none" style:font-weight-complex="normal"/>
    </style:style>
    <style:style style:name="T218" style:family="text">
      <style:text-properties fo:color="#dcdcaa" style:language-asian="zxx" style:country-asian="none" style:language-complex="zxx" style:country-complex="none"/>
    </style:style>
    <style:style style:name="T219" style:family="text">
      <style:text-properties fo:color="#dcdcaa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220" style:family="text">
      <style:text-properties fo:color="#dcdcaa" style:font-name="'DejaVu Sans Mono', 'Droid Sans Mono', monospace, monospace, 'Droid Sans Fallback'," fo:language="it" fo:country="IT" fo:font-weight="normal" officeooo:rsid="004017ba" fo:background-color="#1e1e1e" loext:char-shading-value="0" style:language-asian="zxx" style:country-asian="none" style:font-weight-asian="normal" style:language-complex="zxx" style:country-complex="none" style:font-weight-complex="normal"/>
    </style:style>
    <style:style style:name="T221" style:family="text">
      <style:text-properties fo:color="#4ec9b0" style:language-asian="zxx" style:country-asian="none" style:language-complex="zxx" style:country-complex="none"/>
    </style:style>
    <style:style style:name="T222" style:family="text">
      <style:text-properties fo:color="#4ec9b0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223" style:family="text">
      <style:text-properties fo:color="#4ec9b0" style:font-name="'DejaVu Sans Mono', 'Droid Sans Mono', monospace, monospace, 'Droid Sans Fallback'," fo:font-size="11pt" fo:language="zxx" fo:country="none" fo:background-color="#1e1e1e" loext:char-shading-value="0" style:font-size-asian="11pt" style:language-asian="zxx" style:country-asian="none" style:font-size-complex="11pt" style:language-complex="zxx" style:country-complex="none"/>
    </style:style>
    <style:style style:name="T224" style:family="text">
      <style:text-properties fo:color="#4ec9b0" style:font-name="'DejaVu Sans Mono', 'Droid Sans Mono', monospace, monospace, 'Droid Sans Fallback'," fo:language="it" fo:country="IT" fo:font-weight="normal" officeooo:rsid="004017ba" fo:background-color="#1e1e1e" loext:char-shading-value="0" style:language-asian="zxx" style:country-asian="none" style:font-weight-asian="normal" style:language-complex="zxx" style:country-complex="none" style:font-weight-complex="normal"/>
    </style:style>
    <style:style style:name="T225" style:family="text">
      <style:text-properties fo:color="#9cdcfe" style:language-asian="zxx" style:country-asian="none" style:language-complex="zxx" style:country-complex="none"/>
    </style:style>
    <style:style style:name="T226" style:family="text">
      <style:text-properties fo:color="#9cdcfe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227" style:family="text">
      <style:text-properties fo:color="#9cdcfe" style:font-name="'DejaVu Sans Mono', 'Droid Sans Mono', monospace, monospace, 'Droid Sans Fallback'," fo:language="it" fo:country="IT" fo:font-weight="normal" officeooo:rsid="004017ba" fo:background-color="#1e1e1e" loext:char-shading-value="0" style:language-asian="zxx" style:country-asian="none" style:font-weight-asian="normal" style:language-complex="zxx" style:country-complex="none" style:font-weight-complex="normal"/>
    </style:style>
    <style:style style:name="T228" style:family="text">
      <style:text-properties fo:font-size="12pt" fo:language="it" fo:country="IT" fo:font-weight="normal" officeooo:rsid="0111ebf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29" style:family="text">
      <style:text-properties fo:color="#000000" style:font-name="Liberation Serif" fo:font-size="12pt" fo:language="it" fo:country="I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0" style:family="text">
      <style:text-properties fo:color="#000000" style:font-name="Liberation Serif" fo:font-size="12pt" fo:language="it" fo:country="IT" fo:font-weight="normal" officeooo:rsid="004214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1" style:family="text">
      <style:text-properties fo:color="#000000" style:font-name="Liberation Serif" fo:font-size="12pt" fo:language="it" fo:country="IT" fo:font-weight="normal" officeooo:rsid="00dbc7b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2" style:family="text">
      <style:text-properties fo:color="#000000" fo:language="it" fo:country="IT" fo:font-weight="normal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33" style:family="text">
      <style:text-properties fo:color="#000000" fo:language="it" fo:country="IT" fo:font-weight="normal" officeooo:rsid="00609d35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34" style:family="text">
      <style:text-properties fo:color="#000000" fo:language="it" fo:country="IT" fo:font-weight="normal" officeooo:rsid="00419f34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35" style:family="text">
      <style:text-properties fo:color="#000000" fo:language="it" fo:country="IT" fo:font-weight="normal" officeooo:rsid="0061960b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36" style:family="text">
      <style:text-properties fo:color="#000000" fo:language="it" fo:country="IT" fo:font-weight="normal" officeooo:rsid="0066790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37" style:family="text">
      <style:text-properties fo:color="#000000" fo:language="it" fo:country="IT" fo:font-weight="normal" officeooo:rsid="00421457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38" style:family="text">
      <style:text-properties fo:color="#000000" fo:language="it" fo:country="IT" fo:font-weight="normal" officeooo:rsid="0091506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39" style:family="text">
      <style:text-properties fo:color="#000000" fo:language="it" fo:country="IT" fo:font-weight="normal" officeooo:rsid="0091bdbd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40" style:family="text">
      <style:text-properties fo:color="#000000" fo:language="it" fo:country="IT" fo:font-weight="normal" officeooo:rsid="0091468f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41" style:family="text">
      <style:text-properties fo:color="#000000" fo:language="it" fo:country="IT" fo:font-weight="normal" officeooo:rsid="00926fa2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42" style:family="text">
      <style:text-properties fo:color="#000000" fo:language="it" fo:country="IT" fo:font-weight="normal" officeooo:rsid="00939086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43" style:family="text">
      <style:text-properties fo:color="#000000" fo:language="it" fo:country="IT" fo:font-weight="normal" officeooo:rsid="0067204b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44" style:family="text">
      <style:text-properties fo:color="#000000" fo:language="it" fo:country="IT" fo:font-weight="normal" officeooo:rsid="00691a7c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45" style:family="text">
      <style:text-properties fo:color="#000000" fo:language="it" fo:country="IT" fo:font-weight="normal" officeooo:rsid="00430a07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46" style:family="text">
      <style:text-properties fo:color="#000000" fo:language="it" fo:country="IT" fo:font-weight="normal" officeooo:rsid="00694fb4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47" style:family="text">
      <style:text-properties fo:color="#000000" fo:language="it" fo:country="IT" fo:font-weight="normal" officeooo:rsid="004405bd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48" style:family="text">
      <style:text-properties fo:color="#000000" fo:language="it" fo:country="IT" fo:font-weight="normal" officeooo:rsid="00dd77af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49" style:family="text">
      <style:text-properties fo:color="#000000" fo:language="it" fo:country="IT" fo:font-weight="normal" officeooo:rsid="006a4dd7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50" style:family="text">
      <style:text-properties fo:color="#000000" fo:language="it" fo:country="IT" fo:font-weight="normal" officeooo:rsid="011e1ec4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51" style:family="text">
      <style:text-properties fo:color="#000000" fo:language="it" fo:country="IT" fo:font-weight="normal" officeooo:rsid="011e4221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52" style:family="text">
      <style:text-properties fo:color="#000000" fo:language="it" fo:country="IT" fo:font-weight="normal" officeooo:rsid="01201940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53" style:family="text">
      <style:text-properties fo:color="#000000" fo:language="it" fo:country="IT" fo:font-weight="normal" officeooo:rsid="01202293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54" style:family="text">
      <style:text-properties fo:color="#000000" fo:language="it" fo:country="IT" fo:font-weight="normal" officeooo:rsid="0120e0d0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55" style:family="text">
      <style:text-properties fo:color="#000000" fo:language="it" fo:country="IT" fo:font-weight="normal" officeooo:rsid="0121778b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56" style:family="text">
      <style:text-properties fo:color="#000000" fo:language="it" fo:country="IT" fo:font-weight="normal" officeooo:rsid="01233dd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57" style:family="text">
      <style:text-properties fo:color="#000000" fo:language="it" fo:country="IT" fo:font-weight="normal" officeooo:rsid="0124e558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58" style:family="text">
      <style:text-properties fo:color="#000000" fo:language="it" fo:country="IT" fo:font-weight="normal" officeooo:rsid="012516a7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59" style:family="text">
      <style:text-properties fo:color="#000000" fo:language="it" fo:country="IT" fo:font-weight="normal" officeooo:rsid="0125f76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60" style:family="text">
      <style:text-properties fo:color="#000000" fo:language="it" fo:country="IT" fo:font-weight="normal" officeooo:rsid="0127b67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61" style:family="text">
      <style:text-properties fo:color="#000000" fo:language="it" fo:country="IT" fo:font-weight="normal" officeooo:rsid="01295bb6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62" style:family="text">
      <style:text-properties fo:color="#000000" fo:language="it" fo:country="IT" fo:font-weight="normal" officeooo:rsid="0129c735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63" style:family="text">
      <style:text-properties fo:color="#000000" fo:language="it" fo:country="IT" fo:font-weight="normal" officeooo:rsid="00dd96d8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64" style:family="text">
      <style:text-properties fo:color="#000000" fo:language="it" fo:country="IT" fo:font-weight="normal" officeooo:rsid="012b2dac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65" style:family="text">
      <style:text-properties fo:color="#000000" fo:language="it" fo:country="IT" fo:font-weight="normal" officeooo:rsid="012c8f20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66" style:family="text">
      <style:text-properties fo:color="#000000" fo:language="it" fo:country="IT" fo:font-weight="normal" officeooo:rsid="012e655a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67" style:family="text">
      <style:text-properties fo:color="#000000" fo:language="it" fo:country="IT" fo:font-weight="normal" officeooo:rsid="012fc4d4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68" style:family="text">
      <style:text-properties fo:color="#000000" fo:language="it" fo:country="IT" fo:font-weight="normal" officeooo:rsid="00deaffb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69" style:family="text">
      <style:text-properties fo:color="#000000" fo:language="it" fo:country="IT" fo:font-weight="normal" officeooo:rsid="00d5ef44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70" style:family="text">
      <style:text-properties fo:color="#000000" fo:language="it" fo:country="IT" fo:font-weight="normal" officeooo:rsid="00d77c04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71" style:family="text">
      <style:text-properties fo:color="#000000" fo:language="it" fo:country="IT" fo:font-weight="normal" officeooo:rsid="01308a12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72" style:family="text">
      <style:text-properties fo:color="#000000" fo:language="it" fo:country="IT" fo:font-weight="normal" officeooo:rsid="00d7a111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73" style:family="text">
      <style:text-properties fo:color="#000000" fo:language="it" fo:country="IT" fo:font-weight="normal" officeooo:rsid="00d9038a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74" style:family="text">
      <style:text-properties fo:color="#000000" fo:language="it" fo:country="IT" fo:font-weight="bold" officeooo:rsid="00419f34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275" style:family="text">
      <style:text-properties officeooo:rsid="005fb566"/>
    </style:style>
    <style:style style:name="T276" style:family="text">
      <style:text-properties officeooo:rsid="00609d35"/>
    </style:style>
    <style:style style:name="T277" style:family="text">
      <style:text-properties fo:font-weight="normal" officeooo:rsid="008f5b86" style:font-weight-asian="normal" style:font-weight-complex="normal"/>
    </style:style>
    <style:style style:name="T278" style:family="text">
      <style:text-properties fo:font-weight="normal" officeooo:rsid="00905f51" style:font-weight-asian="normal" style:font-weight-complex="normal"/>
    </style:style>
    <style:style style:name="T279" style:family="text">
      <style:text-properties officeooo:rsid="00a85f41"/>
    </style:style>
    <style:style style:name="T280" style:family="text">
      <style:text-properties officeooo:rsid="00d5acef"/>
    </style:style>
    <style:style style:name="T281" style:family="text">
      <style:text-properties style:font-name="DejaVu Sans" fo:font-size="11pt" fo:language="it" fo:country="IT" fo:font-style="normal" fo:font-weight="bold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T282" style:family="text">
      <style:text-properties style:font-name="DejaVu Sans" fo:font-size="11pt" fo:language="it" fo:country="IT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83" style:family="text">
      <style:text-properties style:font-name="DejaVu Sans" fo:font-size="11pt" fo:language="it" fo:country="IT" fo:font-weight="normal" officeooo:rsid="0111ebf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84" style:family="text">
      <style:text-properties style:font-name="DejaVu Sans" fo:font-size="11pt" fo:language="it" fo:country="IT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#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#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Primo progetto intermedio A.A. 2020-2021</text:p>
      <text:p text:style-name="P63">Nicola Vetrini, Matricola 600199</text:p>
      <text:p text:style-name="P1"/>
      <text:p text:style-name="P26">Il progetto consiste nella realizzazione di componenti software per la <text:span text:style-name="T275">gestione</text:span> e l’analisi di una rete sociale <text:span text:style-name="T280">(MicroBlog) </text:span>basata su post testuali. Ho diviso l’implementazione in una classe Post, <text:span text:style-name="T276">contentente varie informazioni,</text:span> <text:span text:style-name="T196">e</text:span><text:span text:style-name="T203">d una classe</text:span><text:span text:style-name="T196"> SocialNetwork che ha il compito di memorizzare, analizzare e modificare la rete sociale creata dai post. </text:span><text:span text:style-name="T200">Inoltre ho definito le </text:span><text:span text:style-name="T205">seguenti </text:span><text:span text:style-name="T200">eccezioni </text:span><text:span text:style-name="T204">(nei rispettivi file)</text:span></text:p>
      <text:p text:style-name="P11"/>
      <text:list xml:id="list1577627530" text:style-name="L1">
        <text:list-item>
          <text:p text:style-name="P21">SelfLikeException <text:span text:style-name="T277">sollevata se si tenta di aggiungere l’autore del post ai like</text:span></text:p>
        </text:list-item>
        <text:list-item>
          <text:p text:style-name="P21">TextOverflowException <text:span text:style-name="T277">sollevata se il testo del post supera i 140 caratteri</text:span></text:p>
        </text:list-item>
        <text:list-item>
          <text:p text:style-name="P22">DuplicatePostException <text:span text:style-name="T277">sollevata se si tenta di aggiungere un post che ha lo stesso id di uno di quelli presenti nell’istanza di SocialNetwork</text:span></text:p>
        </text:list-item>
        <text:list-item>
          <text:p text:style-name="P22">NoSuchPostException <text:span text:style-name="T277">sollevata se si tenta di rimuovere un post da un’istanza di SocialNetwork un post che non </text:span><text:span text:style-name="T278">è presente</text:span></text:p>
        </text:list-item>
      </text:list>
      <text:p text:style-name="P19"/>
      <text:p text:style-name="P36"><text:span text:style-name="T233">Sono t</text:span><text:span text:style-name="T234">utte sono sottoclassi di </text:span><text:span text:style-name="T274">Exception</text:span><text:span text:style-name="T234">, pertanto sono checked, in quanto è affidato al compilatore il controllo della presenza di blocchi di codice che le gestiscono e ciò riduce la possibilità di errori imprevisti </text:span><text:span text:style-name="T235">dai quali non si possa in qualche modo proseguire in qualche forma l’esecuzione, a differenza delle eccezioni unchecked. </text:span><text:span text:style-name="T234">Nel codice ho usato l’eccezione </text:span><text:span text:style-name="T274">NullPointerException</text:span><text:span text:style-name="T234"> </text:span><text:span text:style-name="T235">(unchecked, </text:span><text:span text:style-name="T236">predefinita</text:span><text:span text:style-name="T235">)</text:span><text:span text:style-name="T234"> </text:span><text:span text:style-name="T237">per controllare che gli argomenti passati ai metodi non siano null, <text:s/>dato che in tal caso l’unica scelta ragionevole è non eseguire alcuna azione e ritornare al chiamante un errore. </text:span><text:span text:style-name="T238">Quest’ultima </text:span><text:span text:style-name="T239">eccezione </text:span><text:span text:style-name="T238">l</text:span><text:span text:style-name="T240">’ho riportata nelle signature dei metodi </text:span><text:span text:style-name="T241">che la possono lanciare </text:span><text:span text:style-name="T240">solo per completezza, in realtà non è necessario, </text:span><text:span text:style-name="T242">mentre per quelle checked è necessario farlo</text:span><text:span text:style-name="T240">.</text:span></text:p>
      <text:p text:style-name="P2"/>
      <text:p text:style-name="P12">La classe Post</text:p>
      <text:p text:style-name="P53"><text:span text:style-name="T47">Post </text:span><text:span text:style-name="T48">è un tipo di dato astratto costituito da </text:span><text:span text:style-name="T47">una </text:span><text:span text:style-name="T49">5</text:span><text:span text:style-name="T47">-</text:span><text:span text:style-name="T48">t</text:span><text:span text:style-name="T47">upla: </text:span><text:span text:style-name="T50">(id, autore, testo, data e ora, likes).</text:span></text:p>
      <text:p text:style-name="P8"/>
      <text:p text:style-name="P3">Funzione di astrazione e invariante di rappresentazione</text:p>
      <text:p text:style-name="P61"><text:span text:style-name="T179">La funzione di astrazione è banale: le variabili d’istanza corrispondono ciascuna ad uno dei campi della quintupla </text:span><text:span text:style-name="T180">che definisce un elemento di Post.</text:span></text:p>
      <text:p text:style-name="P61"><text:span text:style-name="T180">Per quanto riguarda invece l’invariante di rappresentazione, oltre alle usuali condizioni che nessuna variabile sia nulla e this non sia nullo si aggiungono i requisiti che nessun elemento del set di like (String) sia nullo e che sia diverso dall’autore del post; in più, essendo un insieme, non devono esservi duplicati </text:span><text:span text:style-name="T181">(mi sembra ragionevole imporre che un utente possa mettere </text:span><text:span text:style-name="T182">al </text:span><text:span text:style-name="T181">più un like </text:span><text:span text:style-name="T183">a</text:span><text:span text:style-name="T184">d</text:span><text:span text:style-name="T183"> </text:span><text:span text:style-name="T181">un post)</text:span><text:span text:style-name="T185">. </text:span><text:span text:style-name="T186">Come specificato dal testo ho anche imposto che i post </text:span><text:span text:style-name="T187">non </text:span><text:span text:style-name="T186">possano avere più di 140 caratteri.</text:span></text:p>
      <text:p text:style-name="P53"><text:span text:style-name="T51">L</text:span><text:span text:style-name="T50">a rappresentazione concreta della classe </text:span><text:span text:style-name="T52">ha</text:span><text:span text:style-name="T50"> cinque </text:span><text:span text:style-name="T53">variabili</text:span><text:span text:style-name="T50"> d’istanza (private) e una statica (sempre privata):</text:span></text:p>
      <text:list xml:id="list3068216032" text:style-name="L2">
        <text:list-item>
          <text:p text:style-name="P27"><text:span text:style-name="T197">Un identificativo univoco, che ho modellato come un </text:span><text:span text:style-name="T208">Integer</text:span></text:p>
        </text:list-item>
        <text:list-item>
          <text:p text:style-name="P28"><text:span text:style-name="T201">L’</text:span><text:span text:style-name="T196">autore del post, che ho rappresentato tramite una </text:span><text:span text:style-name="T207">String</text:span></text:p>
        </text:list-item>
        <text:list-item>
          <text:p text:style-name="P28"><text:span text:style-name="T196">Il testo del post, una </text:span><text:span text:style-name="T207">String </text:span><text:span text:style-name="T196">lunga al massimo 140 caratteri</text:span></text:p>
        </text:list-item>
        <text:list-item>
          <text:p text:style-name="P29"><text:span text:style-name="T198">La data ed ora di pubblicazione del post, sotto forma di un’unica variabile di tipo </text:span><text:span text:style-name="T209">Date</text:span></text:p>
        </text:list-item>
        <text:list-item>
          <text:p text:style-name="P29"><text:span text:style-name="T198">Un</text:span><text:span text:style-name="T209"> Set&lt;String&gt; </text:span><text:span text:style-name="T198">di like che altri utenti della rete hanno messo al post</text:span></text:p>
        </text:list-item>
      </text:list>
      <text:p text:style-name="P30"><text:span text:style-name="T198">I</text:span><text:span text:style-name="T196">noltre è presente una variabile statica di tipo </text:span><text:span text:style-name="T207">Random</text:span><text:span text:style-name="T196"> che serve a generare gli id quando il costruttore </text:span><text:span text:style-name="T206">sottostante è chiamato.</text:span></text:p>
      <text:p text:style-name="P16"><text:span text:style-name="T210">public</text:span><text:span text:style-name="T196"> </text:span><text:span text:style-name="T218">Post</text:span><text:span text:style-name="T196">(</text:span><text:span text:style-name="T221">String</text:span><text:span text:style-name="T196"> </text:span><text:span text:style-name="T225">author</text:span><text:span text:style-name="T196">, </text:span><text:span text:style-name="T221">String</text:span><text:span text:style-name="T196"> </text:span><text:span text:style-name="T225">text</text:span><text:span text:style-name="T196">, </text:span><text:span text:style-name="T221">Date</text:span><text:span text:style-name="T196"> </text:span><text:span text:style-name="T225">timestamp</text:span><text:span text:style-name="T196">)</text:span></text:p>
      <text:p text:style-name="P64"><text:span text:style-name="T212">throws</text:span><text:span text:style-name="T215"> </text:span><text:span text:style-name="T223">TextOverflowException</text:span><text:span text:style-name="T216">, </text:span><text:span text:style-name="T223">NullPointerException</text:span></text:p>
      <text:p text:style-name="P64"><text:span text:style-name="T223"/></text:p>
      <text:p text:style-name="P31"><text:span text:style-name="T198">S</text:span><text:span text:style-name="T202">olo l’insieme di like è modificabile, mentre le altre componenti dello stato </text:span><text:span text:style-name="T199">possono essere soltanto lette, </text:span><text:span text:style-name="T201">tuttavia il tipo di dato globalmente è modificabile</text:span><text:span text:style-name="T199">.</text:span></text:p>
      <text:p text:style-name="P37"><text:soft-page-break/><text:span text:style-name="T174">Ho usato il tipo </text:span><text:span text:style-name="T5">Date</text:span><text:span text:style-name="T174"> per il timestamp poiché consente di stampare data ed ora, come richiesto; esiste anche un tipo di dato </text:span><text:span text:style-name="T5">Timestamp</text:span><text:span text:style-name="T174">, ma dal momento che l’unico utilizzo che faccio della variabile è la stampa non ho ritenuto necessario usarlo, </text:span><text:span text:style-name="T188">anche se potrebbe essere un’alternativa valida</text:span><text:span text:style-name="T174">. </text:span><text:span text:style-name="T188">H</text:span><text:span text:style-name="T178">o ritenuto non necessario separare data ed ora del post sia nell’implementazione che nella rappresentazione astratta.</text:span></text:p>
      <text:p text:style-name="P38"><text:span text:style-name="T189">Il costruttore sopra riportato non è l’unico presente. N</text:span><text:span text:style-name="T175">e </text:span><text:span text:style-name="T174">ho aggiunto un secondo che prende</text:span><text:span text:style-name="T176"> </text:span><text:span text:style-name="T189">anche un parametro id di tipo Integer: il motivo di questa aggiunta è</text:span><text:span text:style-name="T174"> agevolare il testing, </text:span><text:span text:style-name="T189">perch</text:span><text:span text:style-name="T193">é</text:span><text:span text:style-name="T174"> </text:span><text:span text:style-name="T177">utilizzando tale costruttore posso </text:span><text:span text:style-name="T174">creare volutamente conflitti tra gli id dei post e verificare che venga sollevata l’eccezione </text:span><text:span text:style-name="T5">DuplicatePostException</text:span><text:span text:style-name="T1"> </text:span><text:span text:style-name="T190">da parte dell’istanza di SocialNetwork alla quale ho tentato di aggiungere il post. </text:span><text:span text:style-name="T191">Infatti, dato che gli id sono generati (pseudo)casualmente l’evento di generare un id già presente ha probabilità molto bassa su un limitato numero di post, anche se non è da sottovalutare in un contesto reale. In tal proposito, più che un generatore di numeri pseudocasuali su 32 bit sarebbe opportuno usare una buona funzione hash.</text:span></text:p>
      <text:p text:style-name="P38"><text:span text:style-name="T1">Il set di like viene inizializzato al set vuoto, perché è presente un metodo </text:span><text:span text:style-name="T173">aggiuntivo</text:span><text:span text:style-name="T1"> che permette di aggiungere like a</text:span><text:span text:style-name="T172">l</text:span><text:span text:style-name="T1"> post. </text:span><text:span text:style-name="T191">Il costruttore solleva</text:span><text:span text:style-name="T23"> </text:span><text:span text:style-name="T3">TextOverflowException</text:span><text:span text:style-name="T23"> se la stringa di testo passata come parametro ha una lunghezza </text:span><text:span text:style-name="T27">maggiore</text:span><text:span text:style-name="T23"> di 140 caratteri (determinati dal metodo length() di String).</text:span></text:p>
      <text:p text:style-name="P54"><text:span text:style-name="T22">Per l’implementazione del </text:span><text:span text:style-name="T2">Set&lt;String&gt;</text:span><text:span text:style-name="T22"> usato </text:span><text:span text:style-name="T28">internamente </text:span><text:span text:style-name="T22">per memorizzare i like ho usato un </text:span><text:span text:style-name="T2">HashSet&lt;String&gt;</text:span><text:span text:style-name="T22"> in quanto garantisce una buona efficienza se confrontato con altre implementazioni dell’interfaccia Set e poiché non è necessario </text:span><text:span text:style-name="T29">in alcun metodo della classe o di SocialNetwork </text:span><text:span text:style-name="T22">sfruttare l’ordinamento relativo tra gli elementi del Set (</text:span><text:span text:style-name="T30">altrimenti</text:span><text:span text:style-name="T22"> avrei usato </text:span><text:span text:style-name="T37">ad esempio</text:span><text:span text:style-name="T22"> TreeSet).</text:span></text:p>
      <text:p text:style-name="P4">Metodi aggiuntivi</text:p>
      <text:p text:style-name="P55"><text:span text:style-name="T31">Ho aggiunto, </text:span><text:span text:style-name="T32">oltre ai metodi che ritornano copie dei valori dello stato interno</text:span><text:span text:style-name="T31">, i seguenti metodi</text:span></text:p>
      <text:list xml:id="list1829086660" text:style-name="L3">
        <text:list-item>
          <text:p text:style-name="P23"><text:span text:style-name="T211">public</text:span><text:span text:style-name="T214"> </text:span><text:span text:style-name="T222">void</text:span><text:span text:style-name="T214"> </text:span><text:span text:style-name="T219">addLike</text:span><text:span text:style-name="T214">(</text:span><text:span text:style-name="T222">String</text:span><text:span text:style-name="T214"> </text:span><text:span text:style-name="T226">follower</text:span><text:span text:style-name="T214">) </text:span><text:span text:style-name="T211">throws</text:span><text:span text:style-name="T214"> </text:span><text:span text:style-name="T222">NullPointerException</text:span><text:span text:style-name="T214">, </text:span><text:span text:style-name="T222">SelfLikeException</text:span></text:p>
        </text:list-item>
        <text:list-item>
          <text:p text:style-name="P23"><text:span text:style-name="T211">public</text:span><text:span text:style-name="T214"> </text:span><text:span text:style-name="T222">Set</text:span><text:span text:style-name="T214">&lt;</text:span><text:span text:style-name="T222">String</text:span><text:span text:style-name="T214">&gt; </text:span><text:span text:style-name="T219">getLikes</text:span><text:span text:style-name="T214">()</text:span></text:p>
        </text:list-item>
        <text:list-item>
          <text:p text:style-name="P23"><text:span text:style-name="T211">public</text:span><text:span text:style-name="T214"> </text:span><text:span text:style-name="T222">String</text:span><text:span text:style-name="T214"> </text:span><text:span text:style-name="T219">toString</text:span><text:span text:style-name="T214">()</text:span></text:p>
        </text:list-item>
        <text:list-item>
          <text:p text:style-name="P23"><text:span text:style-name="T211">public</text:span><text:span text:style-name="T214"> </text:span><text:span text:style-name="T222">boolean</text:span><text:span text:style-name="T214"> </text:span><text:span text:style-name="T219">equals</text:span><text:span text:style-name="T214">(</text:span><text:span text:style-name="T222">Post</text:span><text:span text:style-name="T214"> </text:span><text:span text:style-name="T226">other</text:span><text:span text:style-name="T214">)</text:span></text:p>
        </text:list-item>
      </text:list>
      <text:p text:style-name="P17"/>
      <text:p text:style-name="P39"><text:span text:style-name="T192">Il metodo </text:span><text:span text:style-name="T7">addLike() </text:span><text:span text:style-name="T31">aggiunge, dopo aver controllato che non sia null, l’utente follower passato come parametro </text:span><text:span text:style-name="T24">al Set di like del post, a condizione che non sia uguale all’autore del post. Al verificarsi di quest’ultima situazione viene sollevata l’eccezione </text:span><text:span text:style-name="T6">SelfLikeException </text:span><text:span text:style-name="T38">(e il like non viene aggiunto)</text:span><text:span text:style-name="T24">. </text:span><text:span text:style-name="T39">Dato che ho usato un Set per implementare i like e non una lista è implicito nella definizione che ciascun utente possa mettere al più un like, perciò non </text:span><text:span text:style-name="T40">è necessario</text:span><text:span text:style-name="T39"> controllare che tale condizione sia verificata.</text:span></text:p>
      <text:p text:style-name="P40"><text:span text:style-name="T25">I</text:span><text:span text:style-name="T26">l metodo </text:span><text:span text:style-name="T4">toString()</text:span><text:span text:style-name="T26"> che ho sovrascritto è utile per ritornare la rappresentazione del Post come </text:span><text:span text:style-name="T36">5</text:span><text:span text:style-name="T26">-</text:span><text:span text:style-name="T41">t</text:span><text:span text:style-name="T26">upla, </text:span><text:span text:style-name="T33">nel formato</text:span><text:span text:style-name="T26"> specificato </text:span><text:span text:style-name="T33">dalla</text:span><text:span text:style-name="T26"> funzione di astrazione. </text:span><text:span text:style-name="T33">Ho deciso di </text:span><text:span text:style-name="T42">stampare</text:span><text:span text:style-name="T33"> solo i primi </text:span><text:span text:style-name="T34">venti</text:span><text:span text:style-name="T33"> caratteri del </text:span><text:span text:style-name="T42">testo del post</text:span><text:span text:style-name="T33"> per evitare di rendere l’output dei testcase troppo corposo ed al tempo stesso mostrare che effettivamente viene letto con successo.</text:span></text:p>
      <text:p text:style-name="P40"><text:span text:style-name="T22">Il metodo </text:span><text:span text:style-name="T2">equals()</text:span><text:span text:style-name="T22"> che ho sovrascritto prende come pa</text:span><text:span text:style-name="T26">rametro un altro Post. </text:span><text:span text:style-name="T45">Se other == null ritorna false, </text:span><text:span text:style-name="T26">altrimenti confronta </text:span><text:span text:style-name="T43">i campi id</text:span><text:span text:style-name="T26"> e ritorna true se e solo se l’id di this e quello di other sono uguali, </text:span><text:span text:style-name="T35">senza confrontare le altre </text:span><text:span text:style-name="T44">variabili</text:span><text:span text:style-name="T35"> d’istanza.</text:span></text:p>
      <text:p text:style-name="P18"/>
      <text:p text:style-name="P13">La classe SocialNetwork</text:p>
      <text:p text:style-name="P7"/>
      <text:p text:style-name="P41"><text:span text:style-name="T54">L</text:span><text:span text:style-name="T55">a classe SocialNetwork </text:span><text:span text:style-name="T54">è un tipo di dato astratto modificabile </text:span><text:span text:style-name="T56">rappresentabile tramite</text:span><text:span text:style-name="T54"> </text:span><text:span text:style-name="T55">una trip</text:span><text:span text:style-name="T54">la</text:span><text:span text:style-name="T55"> </text:span><text:span text:style-name="T57">composta</text:span><text:span text:style-name="T55"> da due funzioni (mappe) ed una lista di post. </text:span><text:span text:style-name="T58">La specifica richiedeva soltanto che </text:span><text:span text:style-name="T59">fosse presente </text:span><text:span text:style-name="T60">una</text:span><text:span text:style-name="T59"> Map&lt;String, Set&lt;String&gt;&gt;</text:span><text:span text:style-name="T58">:</text:span></text:p>
      <text:p text:style-name="P32">user → {utenti seguiti da user}</text:p>
      <text:p text:style-name="P32">ma ho ritenuto utile aggiungere anche la mappa</text:p>
      <text:p text:style-name="P32">user → {utenti che seguono user}</text:p>
      <text:p text:style-name="P42"><text:soft-page-break/><text:span text:style-name="T61">Tali</text:span><text:span text:style-name="T55"> mappe </text:span><text:span text:style-name="T61">le ho chiamate</text:span><text:span text:style-name="T55"> </text:span><text:span text:style-name="T9">followers</text:span><text:span text:style-name="T62"> e </text:span><text:span text:style-name="T9">following</text:span><text:span text:style-name="T62"> </text:span><text:span text:style-name="T63">ed </text:span><text:span text:style-name="T55">associano, </text:span><text:span text:style-name="T63">r</text:span><text:span text:style-name="T55">ispettivamente, a</text:span><text:span text:style-name="T63">d</text:span><text:span text:style-name="T55"> ogni utente presente nella rete </text:span><text:span text:style-name="T64">il Set di </text:span><text:span text:style-name="T63">utenti</text:span><text:span text:style-name="T64"> che lo seguono (che hanno messo like ad un suo post) </text:span><text:span text:style-name="T63">e </text:span><text:span text:style-name="T64">il Set di utenti che segue (</text:span><text:span text:style-name="T65">gli autori dei post a cui </text:span><text:span text:style-name="T66">l’utente </text:span><text:span text:style-name="T65">ha messo like</text:span><text:span text:style-name="T64">). </text:span><text:span text:style-name="T67">L</text:span><text:span text:style-name="T55">a lista </text:span><text:span text:style-name="T10">posts</text:span><text:span text:style-name="T68"> </text:span><text:span text:style-name="T55">contiene tutti i post presenti nella rete. </text:span><text:span text:style-name="T69">Inoltre ho implementato la possibilità di aggiungere dei post alla rete e di eliminarli tramite funzioni apposite che aggiornano anche le mappe. Non è possibile </text:span><text:span text:style-name="T70">modificare </text:span><text:span text:style-name="T71">un</text:span><text:span text:style-name="T70"> post (</text:span><text:span text:style-name="T69">aggiungere like </text:span><text:span text:style-name="T72">ad esempio</text:span><text:span text:style-name="T70">)</text:span><text:span text:style-name="T69"> </text:span><text:span text:style-name="T70">tramite questa classe</text:span><text:span text:style-name="T69">, in quanto ho ritenuto</text:span><text:span text:style-name="T71"> </text:span><text:span text:style-name="T69">quella funzionalità </text:span><text:span text:style-name="T73">più attinente </text:span><text:span text:style-name="T69">ad un’altra classe che consenta di </text:span><text:span text:style-name="T74">farlo</text:span><text:span text:style-name="T69"> (ad esempio una classe User, non implementata, che potrebbe </text:span><text:span text:style-name="T75">mantenere una lista di Post e manipolarli in vario modo</text:span><text:span text:style-name="T69">).</text:span></text:p>
      <text:p text:style-name="P9"/>
      <text:p text:style-name="P6">Funzione di astrazione e invariante di rappresentazione</text:p>
      <text:p text:style-name="P43"><text:span text:style-name="T47">La funzione di astrazione è banale: le variabili d’istanza corrispondono ciascuna ad uno dei campi della </text:span><text:span text:style-name="T76">tripla</text:span><text:span text:style-name="T47"> </text:span><text:span text:style-name="T77">che definisce un elemento di </text:span><text:span text:style-name="T76">SocialNetwork.</text:span></text:p>
      <text:p text:style-name="P43"><text:span text:style-name="T77">Per quanto riguarda invece l’invariante di rappresentazione, oltre alle usuali condizioni che nessuna variabile sia nulla e this non sia nullo si aggiungono i requisiti che </text:span><text:span text:style-name="T58">ogni post di this.posts deve rispettare l’invariante di rappresentazione di Post e che entrambe le mappe </text:span><text:span text:style-name="T78">rispecchino la rete sociale che si viene a creare considerando la lista di post, </text:span><text:span text:style-name="T79">ovvero che in ogni possibile stato </text:span><text:span text:style-name="T80">risulti che</text:span><text:span text:style-name="T79"> tutti i follower dell’autore mappati in this.followers e tutti i following mappati in this.following</text:span><text:span text:style-name="T78"> (una </text:span><text:span text:style-name="T81">formulazione</text:span><text:span text:style-name="T78"> più </text:span><text:span text:style-name="T82">rigorosa</text:span><text:span text:style-name="T78"> è presente nel file).</text:span></text:p>
      <text:p text:style-name="P5"/>
      <text:p text:style-name="P5">Metodi aggiuntivi</text:p>
      <text:p text:style-name="P44"><text:span text:style-name="T83">In aggiunta a</text:span><text:span text:style-name="T84">i </text:span><text:span text:style-name="T83">metodi richiesti ho </text:span><text:span text:style-name="T85">implementato anche</text:span><text:span text:style-name="T83"> i</text:span><text:span text:style-name="T84"> seguenti:</text:span></text:p>
      <text:list xml:id="list1942103848" text:style-name="List_20_1">
        <text:list-item>
          <text:p text:style-name="P24"><text:span text:style-name="T213">private</text:span><text:span text:style-name="T217"> </text:span><text:span text:style-name="T224">void</text:span><text:span text:style-name="T217"> </text:span><text:span text:style-name="T220">updateFollowers</text:span><text:span text:style-name="T217">(</text:span><text:span text:style-name="T224">Post</text:span><text:span text:style-name="T217"> </text:span><text:span text:style-name="T227">post</text:span><text:span text:style-name="T217">, </text:span><text:span text:style-name="T224">Map</text:span><text:span text:style-name="T217">&lt;</text:span><text:span text:style-name="T224">String</text:span><text:span text:style-name="T217">, </text:span><text:span text:style-name="T224">Set</text:span><text:span text:style-name="T217">&lt;</text:span><text:span text:style-name="T224">String</text:span><text:span text:style-name="T217">&gt;&gt; </text:span><text:span text:style-name="T227">followAuth</text:span><text:span text:style-name="T217">) </text:span><text:span text:style-name="T213">throws</text:span><text:span text:style-name="T217"> </text:span><text:span text:style-name="T224">NullPointerException</text:span></text:p>
        </text:list-item>
        <text:list-item>
          <text:p text:style-name="P24"><text:span text:style-name="T213">private</text:span><text:span text:style-name="T217"> </text:span><text:span text:style-name="T224">void</text:span><text:span text:style-name="T217"> </text:span><text:span text:style-name="T220">updateFollowing</text:span><text:span text:style-name="T217">(</text:span><text:span text:style-name="T224">Post</text:span><text:span text:style-name="T217"> </text:span><text:span text:style-name="T227">post</text:span><text:span text:style-name="T217">, </text:span><text:span text:style-name="T224">Map</text:span><text:span text:style-name="T217">&lt;</text:span><text:span text:style-name="T224">String</text:span><text:span text:style-name="T217">, </text:span><text:span text:style-name="T224">Set</text:span><text:span text:style-name="T217">&lt;</text:span><text:span text:style-name="T224">String</text:span><text:span text:style-name="T217">&gt;&gt; </text:span><text:span text:style-name="T227">iFollow</text:span><text:span text:style-name="T217">) </text:span><text:span text:style-name="T213">throws</text:span><text:span text:style-name="T217"> </text:span><text:span text:style-name="T224">NullPointerException</text:span></text:p>
        </text:list-item>
        <text:list-item>
          <text:p text:style-name="P25"><text:span text:style-name="T213">private</text:span><text:span text:style-name="T217"> </text:span><text:span text:style-name="T224">void</text:span><text:span text:style-name="T217"> </text:span><text:span text:style-name="T220">rmFromMaps</text:span><text:span text:style-name="T217">(</text:span><text:span text:style-name="T224">Post</text:span><text:span text:style-name="T217"> </text:span><text:span text:style-name="T227">post</text:span><text:span text:style-name="T217">) </text:span><text:span text:style-name="T213">throws</text:span><text:span text:style-name="T217"> </text:span><text:span text:style-name="T224">NullPointerException</text:span></text:p>
        </text:list-item>
        <text:list-item>
          <text:p text:style-name="P24"><text:span text:style-name="T213">public</text:span><text:span text:style-name="T217"> </text:span><text:span text:style-name="T224">void</text:span><text:span text:style-name="T217"> </text:span><text:span text:style-name="T220">addPost</text:span><text:span text:style-name="T217">(</text:span><text:span text:style-name="T224">Post</text:span><text:span text:style-name="T217"> </text:span><text:span text:style-name="T227">p</text:span><text:span text:style-name="T217">) </text:span><text:span text:style-name="T213">throws</text:span><text:span text:style-name="T217"> </text:span><text:span text:style-name="T224">NullPointerException</text:span><text:span text:style-name="T217">, </text:span><text:span text:style-name="T224">DuplicatePostException</text:span></text:p>
        </text:list-item>
        <text:list-item>
          <text:p text:style-name="P24"><text:span text:style-name="T213">public</text:span><text:span text:style-name="T217"> </text:span><text:span text:style-name="T224">void</text:span><text:span text:style-name="T217"> </text:span><text:span text:style-name="T220">rmPost</text:span><text:span text:style-name="T217">(</text:span><text:span text:style-name="T224">Integer</text:span><text:span text:style-name="T217"> </text:span><text:span text:style-name="T227">pid</text:span><text:span text:style-name="T217">) </text:span><text:span text:style-name="T213">throws</text:span><text:span text:style-name="T217"> </text:span><text:span text:style-name="T224">NullPointerException</text:span><text:span text:style-name="T217">, </text:span><text:span text:style-name="T224">NoSuchPostException</text:span></text:p>
        </text:list-item>
        <text:list-item>
          <text:p text:style-name="P25"><text:span text:style-name="T213">public</text:span><text:span text:style-name="T217"> </text:span><text:span text:style-name="T224">Map</text:span><text:span text:style-name="T217">&lt;</text:span><text:span text:style-name="T224">String</text:span><text:span text:style-name="T217">, </text:span><text:span text:style-name="T224">Set</text:span><text:span text:style-name="T217">&lt;</text:span><text:span text:style-name="T224">String</text:span><text:span text:style-name="T217">&gt;&gt; </text:span><text:span text:style-name="T220">guessFollowing</text:span><text:span text:style-name="T217">(</text:span><text:span text:style-name="T224">List</text:span><text:span text:style-name="T217">&lt;</text:span><text:span text:style-name="T224">Post</text:span><text:span text:style-name="T217">&gt; </text:span><text:span text:style-name="T227">ps</text:span><text:span text:style-name="T217">) </text:span><text:span text:style-name="T213">throws</text:span><text:span text:style-name="T217"> </text:span><text:span text:style-name="T224">NullPointerException</text:span></text:p>
        </text:list-item>
        <text:list-item>
          <text:p text:style-name="P24"><text:span text:style-name="T213">public</text:span><text:span text:style-name="T217"> </text:span><text:span text:style-name="T224">List</text:span><text:span text:style-name="T217">&lt;</text:span><text:span text:style-name="T224">String</text:span><text:span text:style-name="T217">&gt; </text:span><text:span text:style-name="T220">influencers</text:span><text:span text:style-name="T217">()</text:span></text:p>
        </text:list-item>
        <text:list-item>
          <text:p text:style-name="P24"><text:span text:style-name="T213">public</text:span><text:span text:style-name="T217"> </text:span><text:span text:style-name="T224">List</text:span><text:span text:style-name="T217">&lt;</text:span><text:span text:style-name="T224">Post</text:span><text:span text:style-name="T217">&gt; </text:span><text:span text:style-name="T220">getPosts</text:span><text:span text:style-name="T217">()</text:span></text:p>
        </text:list-item>
        <text:list-item>
          <text:p text:style-name="P24"><text:span text:style-name="T213">public</text:span><text:span text:style-name="T217"> </text:span><text:span text:style-name="T224">boolean</text:span><text:span text:style-name="T217"> </text:span><text:span text:style-name="T220">equals</text:span><text:span text:style-name="T217">(</text:span><text:span text:style-name="T224">SocialNetwork</text:span><text:span text:style-name="T217"> </text:span><text:span text:style-name="T227">other</text:span><text:span text:style-name="T217">)</text:span></text:p>
        </text:list-item>
        <text:list-item>
          <text:p text:style-name="P24"><text:span text:style-name="T213">public</text:span><text:span text:style-name="T217"> </text:span><text:span text:style-name="T224">String</text:span><text:span text:style-name="T217"> </text:span><text:span text:style-name="T220">toString</text:span><text:span text:style-name="T217">()</text:span></text:p>
        </text:list-item>
      </text:list>
      <text:p text:style-name="P65"/>
      <text:p text:style-name="P45"><text:span text:style-name="T62">I primi due metodi sono chiamati internamente per aggiornare le mappe passate come parametro </text:span><text:span text:style-name="T86">quando un post viene aggiunto</text:span><text:span text:style-name="T62">: </text:span><text:span text:style-name="T9">updateFollowers()</text:span><text:span text:style-name="T62"> aggiorna </text:span><text:span text:style-name="T87">il Set d</text:span><text:span text:style-name="T62">i utenti che seguono l’autore del post </text:span><text:span text:style-name="T68">unendo </text:span><text:span text:style-name="T88">a quello corrente</text:span><text:span text:style-name="T68"> il </text:span><text:span text:style-name="T88">S</text:span><text:span text:style-name="T68">et di like del post (oppure aggiungendo l’</text:span><text:span text:style-name="T89">associazione {user}</text:span><text:span text:style-name="T90">→</text:span><text:span text:style-name="T89">{post.getLikes()} </text:span><text:span text:style-name="T91">s</text:span><text:span text:style-name="T92">e la chiave non era presente</text:span><text:span text:style-name="T68">). </text:span><text:span text:style-name="T93">Duale</text:span><text:span text:style-name="T68"> il comportamento di </text:span><text:span text:style-name="T10">updateFollowing() </text:span><text:span text:style-name="T68">che unisce il set di utenti seguiti da chi ha messo like al post con quello formato dall’insieme {post.getAuthor()}, </text:span><text:span text:style-name="T90">o</text:span><text:span text:style-name="T68">ppure </text:span><text:span text:style-name="T90">aggiunge alla mappa la coppia chiave-valore </text:span></text:p>
      <text:p text:style-name="P45"><text:span text:style-name="T90">{user} → </text:span><text:span text:style-name="T68">{post.getAuthor()} </text:span><text:span text:style-name="T90">se</text:span><text:span text:style-name="T92"> la chiave non era presente.</text:span></text:p>
      <text:p text:style-name="P46"><text:span text:style-name="T11">rm</text:span><text:span text:style-name="T12">FromMaps() </text:span><text:span text:style-name="T86">invece si occupa della situazione opposta: </text:span><text:span text:style-name="T94">quando un post viene eliminato devo aggiornare entrambe le mappe. Devo togliere dai seguiti di tutti gli utenti l’autore del post rimosso solo se essi avevano messo like a tale autore solo nel post rimosso e non in altri (una caratterizzazione più formale è presente nella specifica del metodo). </text:span><text:span text:style-name="T95">In tal caso devo inoltre togliere l’utente dalla mappa di seguiti dell’autore (followers), perciò se l’autore non ha più alcun post nella rete i suoi followers sono il set vuoto.</text:span></text:p>
      <text:p text:style-name="P20"><text:span text:style-name="T281">addPost()</text:span><text:span text:style-name="T282"> e </text:span><text:span text:style-name="T284">rmPost()</text:span><text:span text:style-name="T282"> si limitano ad aggiungere/rimuovere i post dalle liste e poi chiamare le funzioni descritte sopra. </text:span><text:span text:style-name="T283">La prima però ha come argomento un post e se </text:span><text:soft-page-break/><text:span text:style-name="T283">ne trova uno in this.posts</text:span><text:span text:style-name="T228"> </text:span><text:span text:style-name="T283">con stesso id, allora solleva DuplicatePostException. La seconda prende un id (Integer) e lo cerca nella lista di post: se lo trova lo elimina, altrimenti solleva NoSuchPostException.</text:span></text:p>
      <text:p text:style-name="P47"><text:span text:style-name="T13">g</text:span><text:span text:style-name="T14">uessFollowing()</text:span><text:span text:style-name="T96">, in contrapposizione a </text:span><text:span text:style-name="T14">guessFollowers(),</text:span><text:span text:style-name="T96"> che ritorna </text:span><text:span text:style-name="T97">la mappa</text:span></text:p>
      <text:p text:style-name="P47"><text:span text:style-name="T98">{</text:span><text:span text:style-name="T97">utenti</text:span><text:span text:style-name="T98">} </text:span><text:span text:style-name="T58">→</text:span><text:span text:style-name="T97"> </text:span><text:span text:style-name="T98">{</text:span><text:span text:style-name="T97">utenti</text:span><text:span text:style-name="T96"> che seguono l’utente chiave</text:span><text:span text:style-name="T98">},</text:span></text:p>
      <text:p text:style-name="P33">ritorna invece la mappa</text:p>
      <text:p text:style-name="P47"><text:span text:style-name="T98">{utenti} </text:span><text:span text:style-name="T58">→ </text:span><text:span text:style-name="T98">{autori di post a cui l’utente chiave ha messo like}</text:span><text:span text:style-name="T96">. </text:span></text:p>
      <text:p text:style-name="P47"><text:span text:style-name="T54">L’ho aggiunta per implementare agevolmente </text:span><text:span text:style-name="T13">equals()</text:span><text:span text:style-name="T54">, dato che in esso devo </text:span><text:span text:style-name="T99">verificare che le reti sociali coincidano esattamente</text:span><text:span text:style-name="T54">.</text:span></text:p>
      <text:p text:style-name="P48"><text:span text:style-name="T54">Il metodo </text:span><text:span text:style-name="T13">influencers()</text:span><text:span text:style-name="T54"> restituisce </text:span><text:span text:style-name="T100">la lista composta da </text:span><text:span text:style-name="T54">tutti gli utenti della rete che hanno un numero di follower maggiore del numero di persone che li seguono. </text:span><text:span text:style-name="T101">Opera diversamente il</text:span><text:span text:style-name="T54"> metodo con parametro, che </text:span><text:span text:style-name="T102">prende</text:span><text:span text:style-name="T54"> una lista di post e restituisce la lista di utenti che hanno più di un certo numero di like (</text:span><text:span text:style-name="T103">la quantità </text:span><text:span text:style-name="T15">likeTreshold</text:span><text:span text:style-name="T100"> </text:span><text:span text:style-name="T54">static</text:span><text:span text:style-name="T104">a</text:span><text:span text:style-name="T54"> e costante nella mia implementazione, ma avre</text:span><text:span text:style-name="T105">i potuto </text:span><text:span text:style-name="T106">definirla come variabile </text:span><text:span text:style-name="T105">d’istanza e/o modificabile</text:span><text:span text:style-name="T54">).</text:span></text:p>
      <text:p text:style-name="P56"><text:span text:style-name="T8">getPosts()</text:span><text:span text:style-name="T46"> restituisce semplicemente la copia della lista di post di this, serve anch’esso solo per </text:span><text:span text:style-name="T8">equals()</text:span><text:span text:style-name="T46">, ma è comunque una funzionalità utile </text:span><text:span text:style-name="T107">da avere </text:span><text:span text:style-name="T108">per </text:span><text:span text:style-name="T109">analizzare</text:span><text:span text:style-name="T108"> una rete sociale</text:span><text:span text:style-name="T46">, perciò l’ho messo public.</text:span></text:p>
      <text:p text:style-name="P57"><text:span text:style-name="T46">Come è noto </text:span><text:span text:style-name="T8">equals()</text:span><text:span text:style-name="T46"> confronta due istanze di SocialNetwork (è un metodo che sovrascrive quello di Object) e restituisce true </text:span><text:span text:style-name="T110">se </text:span><text:span text:style-name="T46">solo se tutti i post contentuti in this e other sono gli stessi e le mappe hanno le stesse chiavi e stess</text:span><text:span text:style-name="T111">i valori associati alle chiavi</text:span><text:span text:style-name="T46">. Non solleva eccezioni se other == null in quanto this != null </text:span><text:span text:style-name="T112">come garantito dall’invariante </text:span><text:span text:style-name="T46">(non potrei invocare un metodo su null) e quindi ho posto che </text:span><text:span text:style-name="T8">this.equals(null) = false</text:span><text:span text:style-name="T46">.</text:span></text:p>
      <text:p text:style-name="P58"><text:span text:style-name="T194">toString</text:span><text:span text:style-name="T195">()</text:span><text:span text:style-name="T46"> si limita a resituire una stringa che stampa la tripla nel formato che definisce la funzione di astrazione.</text:span></text:p>
      <text:p text:style-name="P34"/>
      <text:p text:style-name="P49"><text:span text:style-name="T54">U</text:span><text:span text:style-name="T113">na nota riguardo containing(): </text:span><text:span text:style-name="T114">ho scelto di interpretarl</text:span><text:span text:style-name="T115">o</text:span><text:span text:style-name="T114"> come un </text:span><text:span text:style-name="T116">metodo</text:span><text:span text:style-name="T114"> che restituisce la lista di post che contengono almeno una delle </text:span><text:span text:style-name="T117">stringhe</text:span><text:span text:style-name="T114"> passate come parametro. S</text:span><text:span text:style-name="T113">iccome il testo di un post potrebbe contenere più di una parola tra quelle della lista, nella specifica ho </text:span><text:span text:style-name="T118">indicato</text:span><text:span text:style-name="T113"> </text:span><text:span text:style-name="T119">la collezione ritornata </text:span><text:span text:style-name="T120">come</text:span><text:span text:style-name="T119"> </text:span><text:span text:style-name="T113">un insieme </text:span><text:span text:style-name="T121">(non </text:span><text:span text:style-name="T122">includo</text:span><text:span text:style-name="T121"> i post </text:span><text:span text:style-name="T122">più di una volta</text:span><text:span text:style-name="T121">) </text:span><text:span text:style-name="T113">ma in realtà ri</text:span><text:span text:style-name="T123">torno </text:span><text:span text:style-name="T113">una lista </text:span><text:span text:style-name="T124">senza duplicati, </text:span><text:span text:style-name="T125">dato che </text:span><text:span text:style-name="T126">il testo </text:span><text:span text:style-name="T125">lo richiede</text:span><text:span text:style-name="T113">. </text:span><text:span text:style-name="T127">Inoltre, </text:span><text:span text:style-name="T128">il metodo </text:span><text:span text:style-name="T127">aggiunge un post alla lista anche se la parola cercata compare come sottostringa </text:span><text:span text:style-name="T129">di una stringa più lunga nel testo del post</text:span><text:span text:style-name="T127">, in quanto è già definito il metodo contains di String. Avrei potuto, ad esempio, sfruttare le espressioni regolari per </text:span><text:span text:style-name="T130">garantire che non fossero esclusi tali casi, oppure implementare entrambe le forme. Questo è uno degli aspetti che si prestano all’estensione della classe, ma ho approfondito la creazione di sottoclassi per quanto riguarda la segnalazione di contenuti offensivi.</text:span></text:p>
      <text:p text:style-name="P10"/>
      <text:p text:style-name="P15"><text:span text:style-name="T279">E</text:span>stensione per segnalazione di contenuti offensivi</text:p>
      <text:p text:style-name="P50"><text:span text:style-name="T131">Una possibile estensione </text:span><text:span text:style-name="T132">gerarchica </text:span><text:span text:style-name="T131">della classe </text:span><text:span text:style-name="T16">SocialNetwork</text:span><text:span text:style-name="T131"> che permetta di implementare l</text:span><text:span text:style-name="T133">a</text:span><text:span text:style-name="T131"> segnalazione di contenuti offensivi </text:span><text:span text:style-name="T133">potrebbe consistere </text:span><text:span text:style-name="T134">nel creare una sottoclasse </text:span><text:span text:style-name="T17">ModeratedSocialNetwork</text:span><text:span text:style-name="T135"> </text:span><text:span text:style-name="T134">che abbia come variabile d’istanza</text:span><text:span text:style-name="T133"> in un insieme modificabile di id </text:span><text:span text:style-name="T18">offensivePosts</text:span><text:span text:style-name="T134"> </text:span><text:span text:style-name="T133">(</text:span><text:span text:style-name="T136">potr</text:span><text:span text:style-name="T137">ebbe essere implementato</text:span><text:span text:style-name="T136"> </text:span><text:span text:style-name="T138">con</text:span><text:span text:style-name="T136"> </text:span><text:span text:style-name="T133">un </text:span><text:span text:style-name="T139">Set</text:span><text:span text:style-name="T133">&lt;Integer&gt;) che </text:span><text:span text:style-name="T140">memorizzi</text:span><text:span text:style-name="T133"> gli id dei post nella rete che hanno contenuti offensivi.</text:span></text:p>
      <text:p text:style-name="P51"><text:span text:style-name="T133">Per rilevarli, si dovrebbe sovrascrivere la funzione di aggiunta dei post (</text:span><text:span text:style-name="T19">addPost()</text:span><text:span text:style-name="T133"> nella mia implementazione) in modo che sia eseguito anche un controllo sul testo del post, ad esempio dividendo il testo in parole ed effettuando la ricerca </text:span><text:span text:style-name="T141">di ciascuna di esse</text:span><text:span text:style-name="T133"> in un dizionario (HashTable o simili, statico </text:span><text:span text:style-name="T142">o d’istanza</text:span><text:span text:style-name="T133">) di parole ritenute offensive.</text:span></text:p>
      <text:p text:style-name="P52"><text:span text:style-name="T143">Il dizionario, per ragioni di performance, dovrebbe essere </text:span><text:span text:style-name="T144">inizializzato</text:span><text:span text:style-name="T133"> all</text:span><text:span text:style-name="T145">a creazione dell’oggetto</text:span><text:span text:style-name="T146"> (o una volta sola se statico). </text:span><text:span text:style-name="T145">A</text:span><text:span text:style-name="T133">d esempio </text:span><text:span text:style-name="T147">si potrebbero leggere</text:span><text:span text:style-name="T133"> le parole offensive da un file </text:span><text:span text:style-name="T148">o, più realisticamente, </text:span><text:span text:style-name="T149">da </text:span><text:span text:style-name="T148">un database</text:span><text:span text:style-name="T133"> e </text:span><text:span text:style-name="T150">inserirle</text:span><text:span text:style-name="T133"> nel dizionario tramite una funzione apposita. Pertanto, quando </text:span><text:span text:style-name="T19">addPost()</text:span><text:span text:style-name="T133"> è chiamata inserisce il post </text:span><text:span text:style-name="T151">normalmente</text:span><text:span text:style-name="T133">; </text:span><text:span text:style-name="T151">poi,</text:span><text:span text:style-name="T133"> se </text:span><text:span text:style-name="T152">nel testo trov</text:span><text:span text:style-name="T153">a</text:span><text:span text:style-name="T152"> almeno una delle parole offensive</text:span><text:span text:style-name="T133">, aggiunge </text:span><text:soft-page-break/><text:span text:style-name="T133">l’id del post inserito </text:span><text:span text:style-name="T154">a</text:span><text:span text:style-name="T133">ll’insieme di post segnalati. Ovviamente la funzione di rimozione dei post </text:span><text:span text:style-name="T155">(</text:span><text:span text:style-name="T20">rmPost()</text:span><text:span text:style-name="T155">)</text:span><text:span text:style-name="T133"> va anch’essa modificata in modo che rimuova l’id del post rimosso dall’insieme di id sopracitato se era presente </text:span><text:span text:style-name="T156">(ovvero se il post era stato segnalato)</text:span><text:span text:style-name="T133">. Inoltre credo sia utile anche un metodo </text:span><text:span text:style-name="T19">getOffensive() </text:span><text:span text:style-name="T133">che ritorni una copia degli id dei post offensivi: ottenendo </text:span><text:span text:style-name="T157">questi</text:span><text:span text:style-name="T133"> id un’altra classe (ad esempio Moderator, che abbia la facoltà di rimuovere post dalla rete) può implementare dei metodi che rimuovano tutti o soltano </text:span><text:span text:style-name="T158">alcuni</text:span><text:span text:style-name="T133"> dei post offensivi </text:span><text:span text:style-name="T159">contenuti nella rete</text:span><text:span text:style-name="T133">. In realtà tale funzionalità potrebbe far parte </text:span><text:span text:style-name="T160">anche </text:span><text:span text:style-name="T133">di </text:span><text:span text:style-name="T21">Moderated</text:span><text:span text:style-name="T19">SocialNetwork</text:span><text:span text:style-name="T133"> </text:span><text:span text:style-name="T134">(possono anche coesistere), in modo da consentire </text:span><text:span text:style-name="T161">per esempio la rimozione periodica </text:span><text:span text:style-name="T134">di tutti post offensivi, </text:span><text:span text:style-name="T162">che </text:span><text:span text:style-name="T163">è molto utile se si vuole </text:span><text:span text:style-name="T164">avere a disposizione</text:span><text:span text:style-name="T163"> un meccanismo automatico di segnalazione e successiva rimozione dei post</text:span><text:span text:style-name="T165"> </text:span><text:span text:style-name="T166">e si presta anche all’estensione ulteriore: potrei mantenere un contatore di post segnalati per </text:span><text:span text:style-name="T167">ciascun </text:span><text:span text:style-name="T166">utente ed eliminar</text:span><text:span text:style-name="T168">e</text:span><text:span text:style-name="T166"> tutti </text:span><text:span text:style-name="T168">i post di tale autore </text:span><text:span text:style-name="T166">quando il numero supera una certa soglia.</text:span></text:p>
      <text:p text:style-name="P59"><text:span text:style-name="T169">Nel file ModeratedSocialNetwork h</text:span><text:span text:style-name="T46">o fornito una semplice implementazione di questa sottoclasse</text:span><text:span text:style-name="T170">. </text:span><text:span text:style-name="T171">Ne creo un’istanza al termine del main per il testing, stampo i post contenuti (uso la stessa lista di post di MicroBlog per comodità) e stampo la lista di quelli ritenuti offensivi sulla base di una lista di parole (badwords.txt) inserite in un dizionario statico.</text:span></text:p>
      <text:p text:style-name="P35"/>
      <text:p text:style-name="P14">Testing</text:p>
      <text:p text:style-name="P60"><text:span text:style-name="T232">Ho scritto una classe Test contenente il </text:span><text:span text:style-name="T243">metodo </text:span><text:span text:style-name="T232">main con il codice per il testing: il programma legge </text:span><text:span text:style-name="T244">da</text:span><text:span text:style-name="T232"> standard input </text:span><text:span text:style-name="T244">un testcase ed esegue varie stampe ed assert</text:span><text:span text:style-name="T232">, pertanto è sufficiente digitare </text:span><text:span text:style-name="T245">su terminale </text:span><text:span text:style-name="T246">(nella directory che contiene tutti i file del progetto)</text:span><text:span text:style-name="T245">:</text:span></text:p>
      <text:list xml:id="list3446235194" text:style-name="L4">
        <text:list-item>
          <text:p text:style-name="P66">javac *.java</text:p>
        </text:list-item>
      </text:list>
      <text:p text:style-name="P68">per compilare tutte le classi, e poi</text:p>
      <text:list xml:id="list1236851674" text:style-name="L5">
        <text:list-item>
          <text:p text:style-name="P67"><text:span text:style-name="T230">j</text:span><text:span text:style-name="T229">ava -</text:span><text:span text:style-name="T231">ea </text:span><text:span text:style-name="T229">Test &lt; test?.txt</text:span></text:p>
        </text:list-item>
      </text:list>
      <text:p text:style-name="P70"><text:span text:style-name="T247">per eseguire il testcase scelto </text:span><text:span text:style-name="T248">(-ea per abilitare le asserzioni)</text:span><text:span text:style-name="T247">. </text:span><text:span text:style-name="T237">Sono presenti sei testcase che prendono in esame vari</text:span><text:span text:style-name="T249">e situazioni</text:span><text:span text:style-name="T237"> che possono </text:span><text:span text:style-name="T250">verificarsi in istanze di</text:span><text:span text:style-name="T237"> Post </text:span><text:span text:style-name="T251">e di </text:span><text:span text:style-name="T237">SocialNetwork.</text:span></text:p>
      <text:p text:style-name="P71"><text:span text:style-name="T237">L</text:span><text:span text:style-name="T252">eggo una lista di post dal testcase e poi leggo una lista di like (sempre presi dal testcase) che aggiungo </text:span><text:span text:style-name="T253">a post scelti a caso tra tra quelli della lista. Questo segmento di codice potrebbe sollevare l’eccezione SelfLikeException, </text:span><text:span text:style-name="T254">che è gestita con un blocco try-catch</text:span><text:span text:style-name="T252">. Una volta </text:span><text:span text:style-name="T255">aggiunti tutti i like </text:span><text:span text:style-name="T252">inizializzo MicroBlog </text:span><text:span text:style-name="T255">con la lista di post;</text:span><text:span text:style-name="T252"> poi creo una rete sociale vuota ed aggiungo tutti i post della lista, </text:span><text:span text:style-name="T256">verificando che prima le due reti siano diverse e poi uguali. </text:span><text:span text:style-name="T257">In seguito creo intenzionalmente un post con id uguale al primo della lista di post della rete sociale (se ho almeno un post) e tento di aggiungerlo, sollevando l’eccezione DuplicatePostException. </text:span><text:span text:style-name="T258">Successivamente svuoto la seconda rete (devono quindi risultare diverse) e provo anche a togliere da MicroBlog un post che sicuramente non è presente (lo costruisco con id=-1 e, </text:span><text:span text:style-name="T259">a causa del modo in cui</text:span><text:span text:style-name="T258"> genero gli id nel costruttore usuale di Post ,ciò non può avvenire) </text:span><text:span text:style-name="T260">quindi solleva NoSuchPostException. </text:span><text:span text:style-name="T261">Tramite assert e stampe testo gli altri metodi della classe, tra cui containing(), a cui passo la lista di parole letta dal testcase. Infine creo un’istanza (usando la stessa lista di post di MicroBlog) della rete sociale che implementa la segnalazione e stampo i post segnalati.</text:span></text:p>
      <text:p text:style-name="P72"><text:span text:style-name="T262">L</text:span><text:span text:style-name="T263">’output che dovrebbe risultare dall’esecuzione è </text:span><text:span text:style-name="T264">in parte fisso ed in parte </text:span><text:span text:style-name="T263">casuale </text:span><text:span text:style-name="T264">(l’assegnazione degli id e dei like ai post, ma di conseguenza anche lo stato di SocialNetwork</text:span><text:span text:style-name="T265">)</text:span><text:span text:style-name="T263">; </text:span><text:span text:style-name="T266">invece </text:span><text:span text:style-name="T263">il testo dei post, i nomi degli utenti che mettono like e le parole da ricercare </text:span><text:span text:style-name="T267">(anche le badword)</text:span><text:span text:style-name="T263">, sono fiss</text:span><text:span text:style-name="T268">i.</text:span></text:p>
      <text:p text:style-name="P69"/>
      <text:p text:style-name="P73"><text:span text:style-name="T269">Una piccola nota riguardo la stampa dei Set: nei metodi in cui era necessario </text:span><text:span text:style-name="T270">fornire la rappresentazione dei Set usati come stringhe (toString() che ho sovrascritto </text:span><text:span text:style-name="T271">sia in Post che in SocialNetwork</text:span><text:span text:style-name="T270">) ho</text:span><text:span text:style-name="T269"> preferito usare il metodo predefinito toString(), che </text:span><text:span text:style-name="T272">restituisce la stringa</text:span><text:span text:style-name="T269"> [el_1, …, el_n], </text:span><text:span text:style-name="T273">però</text:span><text:span text:style-name="T269"> differisce dalla usuale notazione matematica con le parentesi graffe, tuttavia è indicato nei commenti quali sono insiemi e quali lis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'DejaVu Sans Mono', 'Droid Sans Mono', monospace, monospace, 'Droid Sans Fallback'," svg:font-family="''DejaVu Sans Mono', 'Droid Sans Mono', monospace, monospace, 'Droid Sans Fallback',', ', 'Droid Sans Mono',', ', monospace,', monospace, ', 'Droid Sans Fallback', 'font-weight: normal', 'font-size: 14px', 'line-height: 19px', 'white-space: pre'"/>
    <style:font-face style:name="'DejaVu Sans Mono" svg:font-family="''DejaVu Sans Mono', 'Droid Sans Mono', monospace, monospace, 'Droid Sans Fallback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Serif1" svg:font-family="'Liberation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21:35:48.489076125</meta:creation-date>
    <dc:date>2020-11-21T11:56:03.154261624</dc:date>
    <meta:editing-duration>PT10H47M38S</meta:editing-duration>
    <meta:editing-cycles>291</meta:editing-cycles>
    <meta:generator>LibreOffice/6.4.6.2$Linux_X86_64 LibreOffice_project/40$Build-2</meta:generator>
    <meta:document-statistic meta:table-count="0" meta:image-count="0" meta:object-count="0" meta:page-count="5" meta:paragraph-count="85" meta:word-count="2870" meta:character-count="18584" meta:non-whitespace-character-count="15821"/>
  </office:meta>
</office:document-meta>
</file>